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Gentium" svg:font-family="Gentium"/>
    <style:font-face style:name="宋体" svg:font-family="宋体"/>
    <style:font-face style:name="BatangChe" svg:font-family="BatangChe" style:font-family-generic="modern"/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99cm"/>
    </style:style>
    <style:style style:name="co3" style:family="table-column">
      <style:table-column-properties fo:break-before="auto" style:column-width="4.71cm"/>
    </style:style>
    <style:style style:name="co4" style:family="table-column">
      <style:table-column-properties fo:break-before="auto" style:column-width="3.25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ffff00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BatangChe" fo:font-size="12pt" fo:font-style="normal" fo:text-shadow="none" style:text-underline-style="none" fo:font-weight="normal" style:font-name-asian="BatangChe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BatangChe" fo:font-size="12pt" fo:font-style="normal" fo:text-shadow="none" style:text-underline-style="none" fo:font-weight="normal" style:font-name-asian="BatangChe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7" table:default-cell-style-name="ce1"/>
        <table:table-column table:style-name="co4" table:default-cell-style-name="ce1"/>
        <table:table-column table:style-name="co1" table:number-columns-repeated="249" table:default-cell-style-name="ce1"/>
        <table:table-column table:style-name="co1" table:number-columns-repeated="764" table:default-cell-style-name="Default"/>
        <table:table-row table:style-name="ro1">
          <table:table-cell/>
          <table:table-cell office:value-type="string">
            <text:p>ʔʌláktho</text:p>
          </table:table-cell>
          <table:table-cell office:value-type="string">
            <text:p>three years ago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ʣháktho</text:p>
          </table:table-cell>
          <table:table-cell office:value-type="string">
            <text:p>two years ago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ʣhɛ̄mnu</text:p>
          </table:table-cell>
          <table:table-cell office:value-type="string">
            <text:p>last year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têm</text:p>
          </table:table-cell>
          <table:table-cell office:value-type="string">
            <text:p>this year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office:value-type="string">
            <text:p>2 F/H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nʌ́mʌ</text:p>
          </table:table-cell>
          <table:table-cell office:value-type="string">
            <text:p>next year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ʦhúma</text:p>
          </table:table-cell>
          <table:table-cell office:value-type="string">
            <text:p>in two years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vowel a/ʌ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lʌnkʌ́nɛ</text:p>
          </table:table-cell>
          <table:table-cell office:value-type="string">
            <text:p>four days ago</text:p>
          </table:table-cell>
          <table:table-cell office:value-type="string">
            <text:p>num</text:p>
          </table:table-cell>
          <table:table-cell office:value-type="float" office:value="4">
            <text:p>4</text:p>
          </table:table-cell>
          <table:table-cell office:value-type="string">
            <text:p>l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sʌmkʌ́nɛ</text:p>
          </table:table-cell>
          <table:table-cell office:value-type="string">
            <text:p>three days ago</text:p>
          </table:table-cell>
          <table:table-cell office:value-type="string">
            <text:p>num</text:p>
          </table:table-cell>
          <table:table-cell office:value-type="float" office:value="4">
            <text:p>4</text:p>
          </table:table-cell>
          <table:table-cell office:value-type="string">
            <text:p>l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thásnɛ</text:p>
          </table:table-cell>
          <table:table-cell office:value-type="string">
            <text:p>two days ago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míski</text:p>
          </table:table-cell>
          <table:table-cell office:value-type="string">
            <text:p>yesterday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nɵ̂l</text:p>
          </table:table-cell>
          <table:table-cell office:value-type="string">
            <text:p>today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isɛ̂ː</text:p>
          </table:table-cell>
          <table:table-cell office:value-type="string">
            <text:p>tomorrow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ɛ̂m</text:p>
          </table:table-cell>
          <table:table-cell office:value-type="string">
            <text:p>after tomorrow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ʌ̂mnɛ</text:p>
          </table:table-cell>
          <table:table-cell office:value-type="string">
            <text:p>in three days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ʌ̂nnɛ</text:p>
          </table:table-cell>
          <table:table-cell office:value-type="string">
            <text:p>in four days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ʌ̂nnɛ</text:p>
          </table:table-cell>
          <table:table-cell office:value-type="string">
            <text:p>in five days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ʔʌ́kpɛ</text:p>
          </table:table-cell>
          <table:table-cell office:value-type="string">
            <text:p>zanthoxyllu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̄m</text:p>
          </table:table-cell>
          <table:table-cell office:value-type="string">
            <text:p>he</text:p>
          </table:table-cell>
          <table:table-cell office:value-type="string">
            <text:p>pro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ʔʌ̄rdu</text:p>
          </table:table-cell>
          <table:table-cell office:value-type="string">
            <text:p>vegetable garde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ʔʌsʌlʌ̄m</text:p>
          </table:table-cell>
          <table:table-cell office:value-type="string">
            <text:p>tree - castanopsis indic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ʦhʌ̄ŋŋʌ</text:p>
          </table:table-cell>
          <table:table-cell office:value-type="string">
            <text:p>truely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́ʦha</text:p>
          </table:table-cell>
          <table:table-cell office:value-type="string">
            <text:p>baby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ʣōː</text:p>
          </table:table-cell>
          <table:table-cell office:value-type="string">
            <text:p>formerly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lāː</text:p>
          </table:table-cell>
          <table:table-cell office:value-type="string">
            <text:p>some time later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âmkhi</text:p>
          </table:table-cell>
          <table:table-cell office:value-type="string">
            <text:p>resi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nʌ̄m</text:p>
          </table:table-cell>
          <table:table-cell office:value-type="string">
            <text:p>a long time ago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ʣɛ̄ː</text:p>
          </table:table-cell>
          <table:table-cell office:value-type="string">
            <text:p>later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ɛ̂n</text:p>
          </table:table-cell>
          <table:table-cell office:value-type="string">
            <text:p>now</text:p>
          </table:table-cell>
          <table:table-cell office:value-type="string">
            <text:p>adv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ɛnɛ́ke</text:p>
          </table:table-cell>
          <table:table-cell office:value-type="string">
            <text:p>several days ago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ʔɛnʣéjo</text:p>
          </table:table-cell>
          <table:table-cell office:value-type="string">
            <text:p>still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ɛ̂ntʌska</text:p>
          </table:table-cell>
          <table:table-cell office:value-type="string">
            <text:p>these days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f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ird</text:p>
          </table:table-cell>
          <table:table-cell office:value-type="string">
            <text:p>bákʦiwɛ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bʌ́rʌm</text:p>
          </table:table-cell>
          <table:table-cell office:value-type="string">
            <text:p>nave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bʌ̄rkʰa</text:p>
          </table:table-cell>
          <table:table-cell office:value-type="string">
            <text:p>elevated place for grinding sto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ʌ̄rsu</text:p>
          </table:table-cell>
          <table:table-cell office:value-type="string">
            <text:p>cucumb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ʌ̂j</text:p>
          </table:table-cell>
          <table:table-cell office:value-type="string">
            <text:p>cow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ʌjlʌ̄m</text:p>
          </table:table-cell>
          <table:table-cell office:value-type="string">
            <text:p>belt of the shama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ʌ̄isoɔm</text:p>
          </table:table-cell>
          <table:table-cell table:style-name="ce3" office:value-type="string">
            <text:p>lease rod of the loo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âlsoɔm</text:p>
          </table:table-cell>
          <table:table-cell table:style-name="ce3" office:value-type="string">
            <text:p>hair fring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âːpmɛ</text:p>
          </table:table-cell>
          <table:table-cell office:value-type="string">
            <text:p>landlad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âːpʦɵ</text:p>
          </table:table-cell>
          <table:table-cell office:value-type="string">
            <text:p>landlor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ɛ̄isi</text:p>
          </table:table-cell>
          <table:table-cell office:value-type="string">
            <text:p>tree - castanopsis tribuloide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office:value-type="string">
            <text:p>bébhe</text:p>
          </table:table-cell>
          <table:table-cell office:value-type="string">
            <text:p>great-grandso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 office:value-type="string">
            <text:p>insect</text:p>
          </table:table-cell>
          <table:table-cell office:value-type="string">
            <text:p>bébʉlɛ̄m</text:p>
          </table:table-cell>
          <table:table-cell office:value-type="string">
            <text:p>butterfly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h?</text:p>
          </table:table-cell>
          <table:table-cell office:value-type="float" office:value="1">
            <text:p>1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êːla</text:p>
          </table:table-cell>
          <table:table-cell office:value-type="string">
            <text:p>sick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élembu</text:p>
          </table:table-cell>
          <table:table-cell office:value-type="string">
            <text:p>tre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ênʦi</text:p>
          </table:table-cell>
          <table:table-cell office:value-type="string">
            <text:p>alcohol kept in a earthenware container (lupbi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office:value-type="string">
            <text:p>bêŋmɛ</text:p>
          </table:table-cell>
          <table:table-cell office:value-type="string">
            <text:p>Z(MS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épʦɵ</text:p>
          </table:table-cell>
          <table:table-cell office:value-type="string">
            <text:p>bug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étʰo</text:p>
          </table:table-cell>
          <table:table-cell office:value-type="string">
            <text:p>kukri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īrmɵ</text:p>
          </table:table-cell>
          <table:table-cell office:value-type="string">
            <text:p>ca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ísuwa</text:p>
          </table:table-cell>
          <table:table-cell office:value-type="string">
            <text:p>tree - alnus nepalensi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ature</text:p>
          </table:table-cell>
          <table:table-cell office:value-type="string">
            <text:p>blas</text:p>
          </table:table-cell>
          <table:table-cell office:value-type="string">
            <text:p>lightning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ɛ̂ː mʉnɛ</text:p>
          </table:table-cell>
          <table:table-cell table:style-name="ce3" office:value-type="string">
            <text:p>insult ??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eligion</text:p>
          </table:table-cell>
          <table:table-cell office:value-type="string">
            <text:p>blôm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loɔppɛ</text:p>
          </table:table-cell>
          <table:table-cell table:style-name="ce3" office:value-type="string">
            <text:p>??? mad???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ókomɛs</text:p>
          </table:table-cell>
          <table:table-cell office:value-type="string">
            <text:p>tree - garuga pinnat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́kto</text:p>
          </table:table-cell>
          <table:table-cell office:value-type="string">
            <text:p>la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óktho</text:p>
          </table:table-cell>
          <table:table-cell office:value-type="string">
            <text:p>tree - Engelhartia spic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bh?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bōːsu</text:p>
          </table:table-cell>
          <table:table-cell office:value-type="string">
            <text:p>tree - bohmeria rugulos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rʌ̄mʦi</text:p>
          </table:table-cell>
          <table:table-cell office:value-type="string">
            <text:p>war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rʌpʣēn</text:p>
          </table:table-cell>
          <table:table-cell office:value-type="string">
            <text:p>herb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office:value-type="string">
            <text:p>F/H? brʌpʣem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râː</text:p>
          </table:table-cell>
          <table:table-cell office:value-type="string">
            <text:p>speec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brépʦo</text:p>
          </table:table-cell>
          <table:table-cell office:value-type="string">
            <text:p>fing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úp.la</text:p>
          </table:table-cell>
          <table:table-cell office:value-type="string">
            <text:p>chic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olour</text:p>
          </table:table-cell>
          <table:table-cell office:value-type="string">
            <text:p>bubûm</text:p>
          </table:table-cell>
          <table:table-cell office:value-type="string">
            <text:p>white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ubujêm</text:p>
          </table:table-cell>
          <table:table-cell office:value-type="string">
            <text:p>anaphalis contort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1">
            <text:p>1</text:p>
          </table:table-cell>
          <table:table-cell office:value-type="string">
            <text:p>F/H? </text:p>
          </table:table-cell>
          <table:table-cell table:number-columns-repeated="1016"/>
        </table:table-row>
        <table:table-row table:style-name="ro1">
          <table:table-cell office:value-type="string">
            <text:p>religion</text:p>
          </table:table-cell>
          <table:table-cell office:value-type="string">
            <text:p>būːʣoɔm</text:p>
          </table:table-cell>
          <table:table-cell office:value-type="string">
            <text:p>memorial servic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úluŋ</text:p>
          </table:table-cell>
          <table:table-cell office:value-type="string">
            <text:p>kind of baske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upla ʦēu</text:p>
          </table:table-cell>
          <table:table-cell office:value-type="string">
            <text:p>fungus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h</text:p>
          </table:table-cell>
          <table:table-cell office:value-type="float" office:value="1">
            <text:p>1</text:p>
          </table:table-cell>
          <table:table-cell office:value-type="string">
            <text:p>ʦɛu?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ʉ́jʉŋga</text:p>
          </table:table-cell>
          <table:table-cell office:value-type="string">
            <text:p>ring-shaped pad used to keep the beer jars (lup) uprigh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ʉ́ri</text:p>
          </table:table-cell>
          <table:table-cell office:value-type="string">
            <text:p>wif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boɔpsas</text:p>
          </table:table-cell>
          <table:table-cell office:value-type="string">
            <text:p>field produc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âŋpɛ</text:p>
          </table:table-cell>
          <table:table-cell office:value-type="string">
            <text:p>matchmak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ɔp</text:p>
          </table:table-cell>
          <table:table-cell office:value-type="string">
            <text:p>grain, frui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ʌ̄m</text:p>
          </table:table-cell>
          <table:table-cell office:value-type="string">
            <text:p>buffalo horn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ʌ̄mdel</text:p>
          </table:table-cell>
          <table:table-cell office:value-type="string">
            <text:p>thresning floo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āː</text:p>
          </table:table-cell>
          <table:table-cell office:value-type="string">
            <text:p>perhaps</text:p>
          </table:table-cell>
          <table:table-cell office:value-type="string">
            <text:p>adv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bhâːtʌ</text:p>
          </table:table-cell>
          <table:table-cell office:value-type="string">
            <text:p>should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ʌ́jʌ</text:p>
          </table:table-cell>
          <table:table-cell office:value-type="string">
            <text:p>plac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ubhɛ́bɛl</text:p>
          </table:table-cell>
          <table:table-cell office:value-type="string">
            <text:p>horizontal</text:p>
          </table:table-cell>
          <table:table-cell office:value-type="string">
            <text:p>adj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hɛ́bhɛp</text:p>
          </table:table-cell>
          <table:table-cell office:value-type="string">
            <text:p>tree sp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ɛ̂l</text:p>
          </table:table-cell>
          <table:table-cell office:value-type="string">
            <text:p>four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ēnde</text:p>
          </table:table-cell>
          <table:table-cell office:value-type="string">
            <text:p>shee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bhēŋsi</text:p>
          </table:table-cell>
          <table:table-cell office:value-type="string">
            <text:p>paddy fiel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ēj</text:p>
          </table:table-cell>
          <table:table-cell office:value-type="string">
            <text:p>snak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office:value-type="string">
            <text:p>F/H? 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îr</text:p>
          </table:table-cell>
          <table:table-cell office:value-type="string">
            <text:p>de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/H? </text:p>
          </table:table-cell>
          <table:table-cell table:number-columns-repeated="1016"/>
        </table:table-row>
        <table:table-row table:style-name="ro1">
          <table:table-cell office:value-type="string">
            <text:p>nature</text:p>
          </table:table-cell>
          <table:table-cell table:style-name="ce2" office:value-type="string">
            <text:p>blóʣhuŋ</text:p>
          </table:table-cell>
          <table:table-cell office:value-type="string">
            <text:p>stor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hōŋgolsi</text:p>
          </table:table-cell>
          <table:table-cell office:value-type="string">
            <text:p>pouzolzia hirt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hôːp</text:p>
          </table:table-cell>
          <table:table-cell office:value-type="string">
            <text:p>bamboo - arundinaria hookeriana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/H? <text:s/>bh / b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óro</text:p>
          </table:table-cell>
          <table:table-cell office:value-type="string">
            <text:p>toad</text:p>
          </table:table-cell>
          <table:table-cell office:value-type="string">
            <text:p>n</text:p>
          </table:table-cell>
          <table:table-cell office:value-type="float" office:value="12">
            <text:p>1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hɵ̂ː</text:p>
          </table:table-cell>
          <table:table-cell office:value-type="string">
            <text:p>panicum italicum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ɵ̂l</text:p>
          </table:table-cell>
          <table:table-cell office:value-type="string">
            <text:p>strengt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ɵ̂ŋ</text:p>
          </table:table-cell>
          <table:table-cell office:value-type="string">
            <text:p>five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hrɛ̂m</text:p>
          </table:table-cell>
          <table:table-cell office:value-type="string">
            <text:p>buckwhea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/H? <text:s/>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hɵ̄ːri</text:p>
          </table:table-cell>
          <table:table-cell office:value-type="string">
            <text:p>ful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hróluŋ</text:p>
          </table:table-cell>
          <table:table-cell office:value-type="string">
            <text:p>fern - dryoteris filixma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hūːmɛ</text:p>
          </table:table-cell>
          <table:table-cell office:value-type="string">
            <text:p>brush (shaman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buskoɔ̂m</text:p>
          </table:table-cell>
          <table:table-cell office:value-type="string">
            <text:p>firebran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office:value-type="string">
            <text:p>F/H? <text:s/>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hʉlʉ̂ːsi</text:p>
          </table:table-cell>
          <table:table-cell office:value-type="string">
            <text:p>agapetes serpen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ʉ̄ndʉwɛ</text:p>
          </table:table-cell>
          <table:table-cell office:value-type="string">
            <text:p>be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ʉ́wɛm</text:p>
          </table:table-cell>
          <table:table-cell office:value-type="string">
            <text:p>???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hoɔ̄m</text:p>
          </table:table-cell>
          <table:table-cell office:value-type="string">
            <text:p>mos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hoɔ̄rnɛm</text:p>
          </table:table-cell>
          <table:table-cell office:value-type="string">
            <text:p>buddleia asiatic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ʦʌ́kʌpɛ</text:p>
          </table:table-cell>
          <table:table-cell office:value-type="string">
            <text:p>fle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ʦáksʌr</text:p>
          </table:table-cell>
          <table:table-cell office:value-type="string">
            <text:p>alcoho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ʦʌ́p.lu</text:p>
          </table:table-cell>
          <table:table-cell office:value-type="string">
            <text:p>bird trap (sʌ̄lpu sêide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ʦʌs</text:p>
          </table:table-cell>
          <table:table-cell office:value-type="string">
            <text:p>kindey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āːdɛm</text:p>
          </table:table-cell>
          <table:table-cell office:value-type="string">
            <text:p>pyracantha grenul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table:style-name="ce2" office:value-type="string">
            <text:p>ʦʌ́khʌmɛ</text:p>
          </table:table-cell>
          <table:table-cell office:value-type="string">
            <text:p>large intestin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ʌkʌrʌ̄msi</text:p>
          </table:table-cell>
          <table:table-cell office:value-type="string">
            <text:p>plant sp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llhl</text:p>
          </table:table-cell>
          <table:table-cell office:value-type="float" office:value="1">
            <text:p>1</text:p>
          </table:table-cell>
          <table:table-cell office:value-type="string">
            <text:p>aspirated k?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ʦaló ʦalo</text:p>
          </table:table-cell>
          <table:table-cell office:value-type="string">
            <text:p>sometimes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ɛʦɛ́psi</text:p>
          </table:table-cell>
          <table:table-cell office:value-type="string">
            <text:p>as much as possible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ɛŋgrʉ̂ː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table:style-name="ce2" office:value-type="string">
            <text:p>ʦɛs</text:p>
          </table:table-cell>
          <table:table-cell office:value-type="string">
            <text:p>grandchil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ékʦere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table:style-name="ce2" office:value-type="string">
            <text:p>ʦékmɵ</text:p>
          </table:table-cell>
          <table:table-cell office:value-type="string">
            <text:p>uri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table:style-name="ce2" office:value-type="string">
            <text:p>ʦēlpɛ</text:p>
          </table:table-cell>
          <table:table-cell office:value-type="string">
            <text:p>B(FS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table:style-name="ce2" office:value-type="string">
            <text:p>ʦēlpɛpp</text:p>
          </table:table-cell>
          <table:table-cell office:value-type="string">
            <text:p>brother (term of address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ēmdo</text:p>
          </table:table-cell>
          <table:table-cell office:value-type="string">
            <text:p>to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épu</text:p>
          </table:table-cell>
          <table:table-cell office:value-type="string">
            <text:p>j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ērdo</text:p>
          </table:table-cell>
          <table:table-cell office:value-type="string">
            <text:p>peni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ɛ́risʌ̄ŋ</text:p>
          </table:table-cell>
          <table:table-cell office:value-type="string">
            <text:p>cynodon dactylon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erlɛ̂m</text:p>
          </table:table-cell>
          <table:table-cell office:value-type="string">
            <text:p>plant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i</text:p>
          </table:table-cell>
          <table:table-cell office:value-type="string">
            <text:p>chang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eligion</text:p>
          </table:table-cell>
          <table:table-cell table:style-name="ce2" office:value-type="string">
            <text:p>ʦíkra</text:p>
          </table:table-cell>
          <table:table-cell office:value-type="string">
            <text:p>jar hold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îl</text:p>
          </table:table-cell>
          <table:table-cell office:value-type="string">
            <text:p>ang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ʦilíloɔm</text:p>
          </table:table-cell>
          <table:table-cell table:style-name="ce3" office:value-type="string">
            <text:p>beer essenc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īnʦo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LF? tsintsô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ʦíp.lepʦa</text:p>
          </table:table-cell>
          <table:table-cell office:value-type="string">
            <text:p>bird offering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ipilîm</text:p>
          </table:table-cell>
          <table:table-cell office:value-type="string">
            <text:p>bird - phylloscopus affiniti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office:value-type="string">
            <text:p>LF?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ʦī:saŋ</text:p>
          </table:table-cell>
          <table:table-cell table:style-name="ce3" office:value-type="string">
            <text:p>kindling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table:style-name="ce2" office:value-type="string">
            <text:p>ʦískhli</text:p>
          </table:table-cell>
          <table:table-cell office:value-type="string">
            <text:p>intesti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ókʦo</text:p>
          </table:table-cell>
          <table:table-cell office:value-type="string">
            <text:p>soft potato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ʦokk</text:p>
          </table:table-cell>
          <table:table-cell office:value-type="string">
            <text:p>adz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ōːlimɛ</text:p>
          </table:table-cell>
          <table:table-cell office:value-type="string">
            <text:p>insect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omphrɛ̂m</text:p>
          </table:table-cell>
          <table:table-cell office:value-type="string">
            <text:p>barberry - berberis arit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f</text:p>
          </table:table-cell>
          <table:table-cell office:value-type="float" office:value="2">
            <text:p>2</text:p>
          </table:table-cell>
          <table:table-cell office:value-type="string">
            <text:p>LF?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ʦōŋ (ʔuʦōŋ)</text:p>
          </table:table-cell>
          <table:table-cell office:value-type="string">
            <text:p>tip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ōŋgel</text:p>
          </table:table-cell>
          <table:table-cell office:value-type="string">
            <text:p>green seed of bea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ōŋkʰi</text:p>
          </table:table-cell>
          <table:table-cell office:value-type="string">
            <text:p>herb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op</text:p>
          </table:table-cell>
          <table:table-cell office:value-type="string">
            <text:p>wheat sp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os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table:style-name="ce2" office:value-type="string">
            <text:p>ʦɵ̂ː</text:p>
          </table:table-cell>
          <table:table-cell office:value-type="string">
            <text:p>hear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table:style-name="ce2" office:value-type="string">
            <text:p>ʦɵ</text:p>
          </table:table-cell>
          <table:table-cell office:value-type="string">
            <text:p>chil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ɵ́tʦɵ</text:p>
          </table:table-cell>
          <table:table-cell office:value-type="string">
            <text:p>childre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ɵ́kʌsi</text:p>
          </table:table-cell>
          <table:table-cell office:value-type="string">
            <text:p>oak - quercus glaucos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ɵ́mɛ</text:p>
          </table:table-cell>
          <table:table-cell office:value-type="string">
            <text:p>need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ʔuʦɵ́koɔi</text:p>
          </table:table-cell>
          <table:table-cell office:value-type="string">
            <text:p>plant shoo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ʉs (ʔuʦʉs)</text:p>
          </table:table-cell>
          <table:table-cell office:value-type="string">
            <text:p>corn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table:style-name="ce2" office:value-type="string">
            <text:p>ʦûː</text:p>
          </table:table-cell>
          <table:table-cell office:value-type="string">
            <text:p>grandfath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úksu</text:p>
          </table:table-cell>
          <table:table-cell office:value-type="string">
            <text:p>spruce (picea spinulosa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ʉp mʉnɛ</text:p>
          </table:table-cell>
          <table:table-cell office:value-type="string">
            <text:p>kis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ûːpɛpp</text:p>
          </table:table-cell>
          <table:table-cell office:value-type="string">
            <text:p>ancesto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ūrbu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ʦūːthʌ</text:p>
          </table:table-cell>
          <table:table-cell office:value-type="string">
            <text:p>behin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ʦʉp</text:p>
          </table:table-cell>
          <table:table-cell office:value-type="string">
            <text:p>roof beam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ʉ́riŋgi</text:p>
          </table:table-cell>
          <table:table-cell office:value-type="string">
            <text:p>bamboo baske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ʉrbîː</text:p>
          </table:table-cell>
          <table:table-cell office:value-type="string">
            <text:p>swallo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table:style-name="ce2" office:value-type="string">
            <text:p>ʦhʌ̄mru</text:p>
          </table:table-cell>
          <table:table-cell office:value-type="string">
            <text:p>bac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table:style-name="ce2" office:value-type="string">
            <text:p>ʦhoɔ̄rmɛ</text:p>
          </table:table-cell>
          <table:table-cell office:value-type="string">
            <text:p>father in l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hāːme</text:p>
          </table:table-cell>
          <table:table-cell office:value-type="string">
            <text:p>Himalayan tah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hɛbɛ̂</text:p>
          </table:table-cell>
          <table:table-cell office:value-type="string">
            <text:p>thin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hɛ̄mʦu</text:p>
          </table:table-cell>
          <table:table-cell office:value-type="string">
            <text:p>tree - bauhinia varieg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ɛ́nʉwɛ</text:p>
          </table:table-cell>
          <table:table-cell office:value-type="string">
            <text:p>wa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hɛnʉwɛ̂rsi</text:p>
          </table:table-cell>
          <table:table-cell office:value-type="string">
            <text:p>plant sp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llf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hēːbʌr</text:p>
          </table:table-cell>
          <table:table-cell office:value-type="string">
            <text:p>sugarca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ʦhēlmɛ</text:p>
          </table:table-cell>
          <table:table-cell office:value-type="string">
            <text:p>bamboo mat for covering cowshe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hēm</text:p>
          </table:table-cell>
          <table:table-cell office:value-type="string">
            <text:p>platform for storing grain stalk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hódowɛ</text:p>
          </table:table-cell>
          <table:table-cell office:value-type="string">
            <text:p>greas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hôrsɵ</text:p>
          </table:table-cell>
          <table:table-cell office:value-type="string">
            <text:p>meat offering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ɵ́kep</text:p>
          </table:table-cell>
          <table:table-cell office:value-type="string">
            <text:p>insect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ɵpɛŋōŋŋo</text:p>
          </table:table-cell>
          <table:table-cell office:value-type="string">
            <text:p>vulture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ll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ɵ.ple?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office:value-type="string">
            <text:p>tone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ûː</text:p>
          </table:table-cell>
          <table:table-cell office:value-type="string">
            <text:p>insect sp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huʦhumîm</text:p>
          </table:table-cell>
          <table:table-cell office:value-type="string">
            <text:p>with a sharp ti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office:value-type="string">
            <text:p>falling?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ûːp</text:p>
          </table:table-cell>
          <table:table-cell office:value-type="string">
            <text:p>bedbug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ʉlipâ: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hʉ́pɛ</text:p>
          </table:table-cell>
          <table:table-cell office:value-type="string">
            <text:p>late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oɔmpulêm</text:p>
          </table:table-cell>
          <table:table-cell office:value-type="string">
            <text:p>ant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hʉ̄mbʉr</text:p>
          </table:table-cell>
          <table:table-cell office:value-type="string">
            <text:p>thick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dʌlā:</text:p>
          </table:table-cell>
          <table:table-cell office:value-type="string">
            <text:p>quick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dʌ̄mda</text:p>
          </table:table-cell>
          <table:table-cell office:value-type="string">
            <text:p>bamboo - arundinaria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dɛ̂:li</text:p>
          </table:table-cell>
          <table:table-cell office:value-type="string">
            <text:p>chi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dɛ̄mjoŋ</text:p>
          </table:table-cell>
          <table:table-cell office:value-type="string">
            <text:p>flat basket put over the hearth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̄l</text:p>
          </table:table-cell>
          <table:table-cell office:value-type="string">
            <text:p>villag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dēlki</text:p>
          </table:table-cell>
          <table:table-cell office:value-type="string">
            <text:p>ya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office:value-type="string">
            <text:p>dēlmɛ</text:p>
          </table:table-cell>
          <table:table-cell office:value-type="string">
            <text:p>daughter in l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dēmde</text:p>
          </table:table-cell>
          <table:table-cell office:value-type="string">
            <text:p>FZ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udítʦhɛ</text:p>
          </table:table-cell>
          <table:table-cell office:value-type="string">
            <text:p>morning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ʉ́dʉmɛ</text:p>
          </table:table-cell>
          <table:table-cell office:value-type="string">
            <text:p>ant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p</text:p>
          </table:table-cell>
          <table:table-cell office:value-type="string">
            <text:p>sheat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̄:rʌm</text:p>
          </table:table-cell>
          <table:table-cell office:value-type="string">
            <text:p>grains set out to dr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dodikhɛ̂m</text:p>
          </table:table-cell>
          <table:table-cell office:value-type="string">
            <text:p>firefly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́kosi</text:p>
          </table:table-cell>
          <table:table-cell office:value-type="string">
            <text:p>maiz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ʌkhoɔ̄i</text:p>
          </table:table-cell>
          <table:table-cell office:value-type="string">
            <text:p>few, litt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ɔ̄snʌŋ</text:p>
          </table:table-cell>
          <table:table-cell office:value-type="string">
            <text:p>ritual nam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̂ːt</text:p>
          </table:table-cell>
          <table:table-cell office:value-type="string">
            <text:p>Khumbu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ɵ̂l mʉnɛ</text:p>
          </table:table-cell>
          <table:table-cell office:value-type="string">
            <text:p>serv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office:value-type="string">
            <text:p>dūmbu</text:p>
          </table:table-cell>
          <table:table-cell office:value-type="string">
            <text:p>husban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ūŋ ʣɵnɛ</text:p>
          </table:table-cell>
          <table:table-cell office:value-type="string">
            <text:p>lif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dúma ghrʌ̄mnɛ</text:p>
          </table:table-cell>
          <table:table-cell office:value-type="string">
            <text:p>get dar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dʉlʉmɛ̄:s</text:p>
          </table:table-cell>
          <table:table-cell office:value-type="string">
            <text:p>vicia hirsut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ʉ̂:t</text:p>
          </table:table-cell>
          <table:table-cell office:value-type="string">
            <text:p>milk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dhʌkʌ́pa</text:p>
          </table:table-cell>
          <table:table-cell office:value-type="string">
            <text:p>black headed shrike - lanius nigricep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 office:value-type="string">
            <text:p>nature</text:p>
          </table:table-cell>
          <table:table-cell office:value-type="string">
            <text:p>ʔudhʌ̄m</text:p>
          </table:table-cell>
          <table:table-cell office:value-type="string">
            <text:p>mountai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nature</text:p>
          </table:table-cell>
          <table:table-cell office:value-type="string">
            <text:p>dhʌp.lu</text:p>
          </table:table-cell>
          <table:table-cell office:value-type="string">
            <text:p>big sto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dhâ:bi, dhāːjʉ</text:p>
          </table:table-cell>
          <table:table-cell office:value-type="string">
            <text:p>under 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 office:value-type="string">
            <text:p>nature</text:p>
          </table:table-cell>
          <table:table-cell office:value-type="string">
            <text:p>dhâm</text:p>
          </table:table-cell>
          <table:table-cell office:value-type="string">
            <text:p>sky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hʌwa'</text:p>
          </table:table-cell>
          <table:table-cell office:value-type="string">
            <text:p>quickly</text:p>
          </table:table-cell>
          <table:table-cell office:value-type="string">
            <text:p>ad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hɛpɛ̂ŋ</text:p>
          </table:table-cell>
          <table:table-cell office:value-type="string">
            <text:p>immediately</text:p>
          </table:table-cell>
          <table:table-cell office:value-type="string">
            <text:p>adv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dhɛ'rʉ</text:p>
          </table:table-cell>
          <table:table-cell office:value-type="string">
            <text:p>cherry - prunus cerasoide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office:value-type="string">
            <text:p>dheksingêr</text:p>
          </table:table-cell>
          <table:table-cell office:value-type="string">
            <text:p>woodpecker - dryobates himalayensi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dhe'ksu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nature</text:p>
          </table:table-cell>
          <table:table-cell office:value-type="string">
            <text:p>dhêm</text:p>
          </table:table-cell>
          <table:table-cell office:value-type="string">
            <text:p>flat lan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dhēŋgʌrsi</text:p>
          </table:table-cell>
          <table:table-cell office:value-type="string">
            <text:p>magnolia campbelli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nature</text:p>
          </table:table-cell>
          <table:table-cell office:value-type="string">
            <text:p>dhi</text:p>
          </table:table-cell>
          <table:table-cell office:value-type="string">
            <text:p>lak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 office:value-type="string">
            <text:p>dhīndiri</text:p>
          </table:table-cell>
          <table:table-cell office:value-type="string">
            <text:p>heel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rtefact</text:p>
          </table:table-cell>
          <table:table-cell/>
          <table:table-cell office:value-type="string">
            <text:p>pillow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dhōːʦer</text:p>
          </table:table-cell>
          <table:table-cell office:value-type="string">
            <text:p>whea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 office:value-type="string">
            <text:p>dhōŋ</text:p>
          </table:table-cell>
          <table:table-cell office:value-type="string">
            <text:p>hea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office:value-type="string">
            <text:p>dhôːp</text:p>
          </table:table-cell>
          <table:table-cell office:value-type="string">
            <text:p>pheasant (lophophorus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dhōːs</text:p>
          </table:table-cell>
          <table:table-cell office:value-type="string">
            <text:p>headach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dhoːsnɛ̂r</text:p>
          </table:table-cell>
          <table:table-cell office:value-type="string">
            <text:p>plant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office:value-type="string">
            <text:p>dhɵ'pei</text:p>
          </table:table-cell>
          <table:table-cell office:value-type="string">
            <text:p>leech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hu'dhuwɛ</text:p>
          </table:table-cell>
          <table:table-cell office:value-type="string">
            <text:p>cliff hanging over the trail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hu'ma</text:p>
          </table:table-cell>
          <table:table-cell office:value-type="string">
            <text:p>too much</text:p>
          </table:table-cell>
          <table:table-cell office:value-type="string">
            <text:p>adv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ʔēlsi</text:p>
          </table:table-cell>
          <table:table-cell office:value-type="string">
            <text:p>tree - sterculia coccini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ʌʣʌppo</text:p>
          </table:table-cell>
          <table:table-cell office:value-type="string">
            <text:p>nic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office:value-type="string">
            <text:p>gâːkpɛ</text:p>
          </table:table-cell>
          <table:table-cell office:value-type="string">
            <text:p>crow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office:value-type="string">
            <text:p>gāŋʣom</text:p>
          </table:table-cell>
          <table:table-cell office:value-type="string">
            <text:p>crane fly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colour</text:p>
          </table:table-cell>
          <table:table-cell office:value-type="string">
            <text:p>gigîm</text:p>
          </table:table-cell>
          <table:table-cell office:value-type="string">
            <text:p>green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gi'psi</text:p>
          </table:table-cell>
          <table:table-cell office:value-type="string">
            <text:p>bean - glycine max ?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gi'sla</text:p>
          </table:table-cell>
          <table:table-cell office:value-type="string">
            <text:p>necklac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glʌ̄mbe</text:p>
          </table:table-cell>
          <table:table-cell office:value-type="string">
            <text:p>tree - machilus gamlei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o'daŋ</text:p>
          </table:table-cell>
          <table:table-cell office:value-type="string">
            <text:p>hol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gōldo</text:p>
          </table:table-cell>
          <table:table-cell office:value-type="string">
            <text:p>tree - synlocos ramossissim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o'jaŋ</text:p>
          </table:table-cell>
          <table:table-cell office:value-type="string">
            <text:p>fermented bean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ɵ</text:p>
          </table:table-cell>
          <table:table-cell office:value-type="string">
            <text:p>clothe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office:value-type="string">
            <text:p>gra'kmɛ</text:p>
          </table:table-cell>
          <table:table-cell office:value-type="string">
            <text:p>ant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ghrʌ̄ŋ</text:p>
          </table:table-cell>
          <table:table-cell office:value-type="string">
            <text:p>thorn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rōːdʉ</text:p>
          </table:table-cell>
          <table:table-cell office:value-type="string">
            <text:p>shee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 office:value-type="string">
            <text:p>gu'luŋmɛ</text:p>
          </table:table-cell>
          <table:table-cell office:value-type="string">
            <text:p>armpi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ʉnne</text:p>
          </table:table-cell>
          <table:table-cell office:value-type="string">
            <text:p>woman skir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 office:value-type="string">
            <text:p>ghāl</text:p>
          </table:table-cell>
          <table:table-cell office:value-type="string">
            <text:p>swea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ghoŋrɛŋ</text:p>
          </table:table-cell>
          <table:table-cell office:value-type="string">
            <text:p>metal box to roast grain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hɵle</text:p>
          </table:table-cell>
          <table:table-cell office:value-type="string">
            <text:p>many</text:p>
          </table:table-cell>
          <table:table-cell office:value-type="string">
            <text:p>ad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hɵ̄r</text:p>
          </table:table-cell>
          <table:table-cell office:value-type="string">
            <text:p>torch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gɵthɛ</text:p>
          </table:table-cell>
          <table:table-cell office:value-type="string">
            <text:p>cowshe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ghrʌkde</text:p>
          </table:table-cell>
          <table:table-cell office:value-type="string">
            <text:p>handl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hraktʌ̂m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hrāŋ</text:p>
          </table:table-cell>
          <table:table-cell table:style-name="ce3" office:value-type="string">
            <text:p>husk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office:value-type="string">
            <text:p>ghrɛ̂:</text:p>
          </table:table-cell>
          <table:table-cell office:value-type="string">
            <text:p>cra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hrɛ̂m lʉnɛ</text:p>
          </table:table-cell>
          <table:table-cell office:value-type="string">
            <text:p>disgus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ghrɛ̂:p</text:p>
          </table:table-cell>
          <table:table-cell office:value-type="string">
            <text:p>oak - quercus pachyphyllq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table:style-name="ce3" office:value-type="string">
            <text:p>ghrēːnʌ</text:p>
          </table:table-cell>
          <table:table-cell office:value-type="string">
            <text:p>nettl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ghrēm</text:p>
          </table:table-cell>
          <table:table-cell office:value-type="string">
            <text:p>branch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ghruksu</text:p>
          </table:table-cell>
          <table:table-cell office:value-type="string">
            <text:p>tree - bombax malaricum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hrulʌ</text:p>
          </table:table-cell>
          <table:table-cell office:value-type="string">
            <text:p>foo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hrʉ̂ː</text:p>
          </table:table-cell>
          <table:table-cell office:value-type="string">
            <text:p>parakeet - psittaculacolu;boide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table:style-name="ce3" office:value-type="string">
            <text:p>ghrʉ̄ːs</text:p>
          </table:table-cell>
          <table:table-cell office:value-type="string">
            <text:p>raspberry = rubus elipticu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hūŋgersi</text:p>
          </table:table-cell>
          <table:table-cell office:value-type="string">
            <text:p>can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 office:value-type="string">
            <text:p>ghoɔ̄ndʉrʉ</text:p>
          </table:table-cell>
          <table:table-cell office:value-type="string">
            <text:p>throa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hlʌ̄mpɛ</text:p>
          </table:table-cell>
          <table:table-cell office:value-type="string">
            <text:p>deep</text:p>
          </table:table-cell>
          <table:table-cell office:value-type="string">
            <text:p>adj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ɦʌpku</text:p>
          </table:table-cell>
          <table:table-cell office:value-type="string">
            <text:p>hea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 office:value-type="string">
            <text:p>ɦʌplu</text:p>
          </table:table-cell>
          <table:table-cell office:value-type="string">
            <text:p>thum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kinship</text:p>
          </table:table-cell>
          <table:table-cell office:value-type="string">
            <text:p>ɦʌs</text:p>
          </table:table-cell>
          <table:table-cell office:value-type="string">
            <text:p>man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colour</text:p>
          </table:table-cell>
          <table:table-cell office:value-type="string">
            <text:p>ɦalalâm</text:p>
          </table:table-cell>
          <table:table-cell office:value-type="string">
            <text:p>red</text:p>
          </table:table-cell>
          <table:table-cell office:value-type="string">
            <text:p>adj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ɦi'bʉnɛm</text:p>
          </table:table-cell>
          <table:table-cell office:value-type="string">
            <text:p>tasseled bamboo used in shamanic ceremonie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ɦɛri</text:p>
          </table:table-cell>
          <table:table-cell table:style-name="ce3" office:value-type="string">
            <text:p>grown man 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ɦeçpɛ</text:p>
          </table:table-cell>
          <table:table-cell office:value-type="string">
            <text:p>sharp</text:p>
          </table:table-cell>
          <table:table-cell office:value-type="string">
            <text:p>adj</text:p>
          </table:table-cell>
          <table:table-cell table:number-columns-repeated="1020"/>
        </table:table-row>
        <table:table-row table:style-name="ro1">
          <table:table-cell office:value-type="string">
            <text:p>kinship</text:p>
          </table:table-cell>
          <table:table-cell office:value-type="string">
            <text:p>ɦêlmɵ</text:p>
          </table:table-cell>
          <table:table-cell office:value-type="string">
            <text:p>mother of son in law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kinship</text:p>
          </table:table-cell>
          <table:table-cell office:value-type="string">
            <text:p>ɦêlpɵ</text:p>
          </table:table-cell>
          <table:table-cell office:value-type="string">
            <text:p>father of son in law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 office:value-type="string">
            <text:p>ɦi</text:p>
          </table:table-cell>
          <table:table-cell office:value-type="string">
            <text:p>bloo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ɦi'ʦɵ</text:p>
          </table:table-cell>
          <table:table-cell office:value-type="string">
            <text:p>witch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ɦi'dimɛ</text:p>
          </table:table-cell>
          <table:table-cell office:value-type="string">
            <text:p>hiccu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ɦîːp</text:p>
          </table:table-cell>
          <table:table-cell office:value-type="string">
            <text:p>bamboo - arundinaria maling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ɦis</text:p>
          </table:table-cell>
          <table:table-cell office:value-type="string">
            <text:p>pain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ɦiskoɔi</text:p>
          </table:table-cell>
          <table:table-cell office:value-type="string">
            <text:p>edible shoot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ɦobo</text:p>
          </table:table-cell>
          <table:table-cell office:value-type="string">
            <text:p>hands folded togethe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ɦōŋ</text:p>
          </table:table-cell>
          <table:table-cell office:value-type="string">
            <text:p>hanging baske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ird</text:p>
          </table:table-cell>
          <table:table-cell office:value-type="string">
            <text:p>ɦûːʦa</text:p>
          </table:table-cell>
          <table:table-cell office:value-type="string">
            <text:p>owl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ɦu'lu</text:p>
          </table:table-cell>
          <table:table-cell office:value-type="string">
            <text:p>fireplace</text:p>
          </table:table-cell>
          <table:table-cell table:number-columns-repeated="1021"/>
        </table:table-row>
        <table:table-row table:style-name="ro1">
          <table:table-cell office:value-type="string">
            <text:p>plant</text:p>
          </table:table-cell>
          <table:table-cell office:value-type="string">
            <text:p>ɦolsʌp</text:p>
          </table:table-cell>
          <table:table-cell office:value-type="string">
            <text:p>bamboo husk, eggshell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ɦuti plakpla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ɦoɔçpɛ</text:p>
          </table:table-cell>
          <table:table-cell office:value-type="string">
            <text:p>dull (knife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 office:value-type="string">
            <text:p>ɦoɔ̄smɛ</text:p>
          </table:table-cell>
          <table:table-cell office:value-type="string">
            <text:p>boil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ɦoɔ̄i</text:p>
          </table:table-cell>
          <table:table-cell office:value-type="string">
            <text:p>soun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office:value-type="string">
            <text:p>ʔispɵ</text:p>
          </table:table-cell>
          <table:table-cell office:value-type="string">
            <text:p>ra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office:value-type="string">
            <text:p>ʣʌkta</text:p>
          </table:table-cell>
          <table:table-cell office:value-type="string">
            <text:p>insect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ird</text:p>
          </table:table-cell>
          <table:table-cell office:value-type="string">
            <text:p>ʣâː</text:p>
          </table:table-cell>
          <table:table-cell office:value-type="string">
            <text:p>peacock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ʣʌ'khʌl</text:p>
          </table:table-cell>
          <table:table-cell office:value-type="string">
            <text:p>nettle fibe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ʣʌpʣʌlʌ̂m</text:p>
          </table:table-cell>
          <table:table-cell table:style-name="ce3" office:value-type="string">
            <text:p>foam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ʣɛ</text:p>
          </table:table-cell>
          <table:table-cell office:value-type="string">
            <text:p>grain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ʣɛ'koɔi</text:p>
          </table:table-cell>
          <table:table-cell office:value-type="string">
            <text:p>foo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table:style-name="ce3" office:value-type="string">
            <text:p>ʣiʣile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ʣi'lesi</text:p>
          </table:table-cell>
          <table:table-cell office:value-type="string">
            <text:p>hem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ʣɵ̄nris</text:p>
          </table:table-cell>
          <table:table-cell office:value-type="string">
            <text:p>cashew (rhus succedane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ʣu'ʣur</text:p>
          </table:table-cell>
          <table:table-cell office:value-type="string">
            <text:p>sour, lemon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style-name="ce2"/>
          <table:table-cell/>
          <table:table-cell office:value-type="string">
            <text:p>bright</text:p>
          </table:table-cell>
          <table:table-cell office:value-type="string">
            <text:p>adj</text:p>
          </table:table-cell>
          <table:table-cell table:number-columns-repeated="13"/>
          <table:table-cell table:style-name="ce2" table:number-columns-repeated="1007"/>
        </table:table-row>
        <table:table-row table:style-name="ro1">
          <table:table-cell table:style-name="ce2"/>
          <table:table-cell/>
          <table:table-cell office:value-type="string">
            <text:p>snack</text:p>
          </table:table-cell>
          <table:table-cell office:value-type="string">
            <text:p>n</text:p>
          </table:table-cell>
          <table:table-cell table:number-columns-repeated="13"/>
          <table:table-cell table:style-name="ce2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ʣhʌp</text:p>
          </table:table-cell>
          <table:table-cell office:value-type="string">
            <text:p>righ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ʣhârbu</text:p>
          </table:table-cell>
          <table:table-cell office:value-type="string">
            <text:p>tree - eurya acuminat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table:style-name="ce3" office:value-type="string">
            <text:p>ʣhɛ̄lwɛ</text:p>
          </table:table-cell>
          <table:table-cell office:value-type="string">
            <text:p>straw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string">
            <text:p>ʣhɛt</text:p>
          </table:table-cell>
          <table:table-cell table:style-name="ce2" office:value-type="string">
            <text:p>shaman spe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ʣheʣhemîm</text:p>
          </table:table-cell>
          <table:table-cell table:style-name="ce2" office:value-type="string">
            <text:p>cheerfu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ʣhēŋpɛ</text:p>
          </table:table-cell>
          <table:table-cell table:style-name="ce2" office:value-type="string">
            <text:p>strong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nature</text:p>
          </table:table-cell>
          <table:table-cell table:style-name="ce2" office:value-type="string">
            <text:p>ʣhēːs</text:p>
          </table:table-cell>
          <table:table-cell table:style-name="ce2" office:value-type="string">
            <text:p>highla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ʣhɛ̄ːs</text:p>
          </table:table-cell>
          <table:table-cell table:style-name="ce2" office:value-type="string">
            <text:p>sweeping clea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body</text:p>
          </table:table-cell>
          <table:table-cell table:style-name="ce2" office:value-type="string">
            <text:p>ʣhe'rem</text:p>
          </table:table-cell>
          <table:table-cell table:style-name="ce2" office:value-type="string">
            <text:p>rib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plant</text:p>
          </table:table-cell>
          <table:table-cell table:style-name="ce2" office:value-type="string">
            <text:p>ʣhe'remsi</text:p>
          </table:table-cell>
          <table:table-cell table:style-name="ce2" office:value-type="string">
            <text:p>plant - myrica esculent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plant</text:p>
          </table:table-cell>
          <table:table-cell table:style-name="ce2" office:value-type="string">
            <text:p>ʣhesu</text:p>
          </table:table-cell>
          <table:table-cell table:style-name="ce2" office:value-type="string">
            <text:p>tree - terminalis myriocarp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nature</text:p>
          </table:table-cell>
          <table:table-cell table:style-name="ce2" office:value-type="string">
            <text:p>ʣhūŋ</text:p>
          </table:table-cell>
          <table:table-cell table:style-name="ce2" office:value-type="string">
            <text:p>wind</text:p>
          </table:table-cell>
          <table:table-cell table:style-name="ce2" office:value-type="string">
            <text:p>n</text:p>
          </table:table-cell>
          <table:table-cell table:style-name="ce2" table:number-columns-repeated="6"/>
          <table:table-cell table:number-columns-repeated="4"/>
          <table:table-cell table:style-name="ce2" table:number-columns-repeated="1010"/>
        </table:table-row>
        <table:table-row table:style-name="ro1">
          <table:table-cell table:style-name="ce2" office:value-type="string">
            <text:p>body</text:p>
          </table:table-cell>
          <table:table-cell table:style-name="ce3" office:value-type="string">
            <text:p>ʣhusrɛm</text:p>
          </table:table-cell>
          <table:table-cell table:style-name="ce2" office:value-type="string">
            <text:p>fev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ʌ'lʌm</text:p>
          </table:table-cell>
          <table:table-cell table:style-name="ce2" office:value-type="string">
            <text:p>pit, ditc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ʌ̄m</text:p>
          </table:table-cell>
          <table:table-cell table:style-name="ce2" office:value-type="string">
            <text:p>hou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body</text:p>
          </table:table-cell>
          <table:table-cell table:style-name="ce3" office:value-type="string">
            <text:p>kʌmbʌ̂r</text:p>
          </table:table-cell>
          <table:table-cell table:style-name="ce2" office:value-type="string">
            <text:p>hi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ʌmɦôːp</text:p>
          </table:table-cell>
          <table:table-cell table:style-name="ce2" office:value-type="string">
            <text:p>house own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ʌmmo'si</text:p>
          </table:table-cell>
          <table:table-cell table:style-name="ce2" office:value-type="string">
            <text:p>khaling deit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plant</text:p>
          </table:table-cell>
          <table:table-cell table:style-name="ce2" office:value-type="string">
            <text:p>kʌ'nʌsi</text:p>
          </table:table-cell>
          <table:table-cell table:style-name="ce2" office:value-type="string">
            <text:p>orchid - coelogie corymbos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nature</text:p>
          </table:table-cell>
          <table:table-cell table:style-name="ce2" office:value-type="string">
            <text:p>kʌ'wʌ</text:p>
          </table:table-cell>
          <table:table-cell table:style-name="ce2" office:value-type="string">
            <text:p>strea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body</text:p>
          </table:table-cell>
          <table:table-cell table:style-name="ce2" office:value-type="string">
            <text:p>kâː</text:p>
          </table:table-cell>
          <table:table-cell table:style-name="ce2" office:value-type="string">
            <text:p>skin, bar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hʌlānte</text:p>
          </table:table-cell>
          <table:table-cell table:style-name="ce2" office:value-type="string">
            <text:p>naked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plant</text:p>
          </table:table-cell>
          <table:table-cell table:style-name="ce2" office:value-type="string">
            <text:p>kânter</text:p>
          </table:table-cell>
          <table:table-cell table:style-name="ce2" office:value-type="string">
            <text:p>bamboo - dendroca lanm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body</text:p>
          </table:table-cell>
          <table:table-cell table:style-name="ce3" office:value-type="string">
            <text:p>kāːphi</text:p>
          </table:table-cell>
          <table:table-cell table:style-name="ce2" office:value-type="string">
            <text:p>fac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plant</text:p>
          </table:table-cell>
          <table:table-cell table:style-name="ce2" office:value-type="string">
            <text:p>kat</text:p>
          </table:table-cell>
          <table:table-cell table:style-name="ce2" office:value-type="string">
            <text:p>vine - rubia manjit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ɛçpɛ</text:p>
          </table:table-cell>
          <table:table-cell table:style-name="ce2" office:value-type="string">
            <text:p>witc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animal</text:p>
          </table:table-cell>
          <table:table-cell table:style-name="ce2" office:value-type="string">
            <text:p>kɛ̂l</text:p>
          </table:table-cell>
          <table:table-cell table:style-name="ce2" office:value-type="string">
            <text:p>fox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animal</text:p>
          </table:table-cell>
          <table:table-cell table:style-name="ce2" office:value-type="string">
            <text:p>kɛ̂m</text:p>
          </table:table-cell>
          <table:table-cell table:style-name="ce2" office:value-type="string">
            <text:p>el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ɛ̄m</text:p>
          </table:table-cell>
          <table:table-cell table:style-name="ce2" office:value-type="string">
            <text:p>wor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ɛmɛndʉ'ki</text:p>
          </table:table-cell>
          <table:table-cell table:style-name="ce2" office:value-type="string">
            <text:p>wild yam (dioscorea pentaphyl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kɛnʦilêm</text:p>
          </table:table-cell>
          <table:table-cell table:style-name="ce2" office:value-type="string">
            <text:p>vine - pouzolia sp.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ɛ̄mŋʌlu</text:p>
          </table:table-cell>
          <table:table-cell table:style-name="ce2" office:value-type="string">
            <text:p>mol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kɛ̄ːp</text:p>
          </table:table-cell>
          <table:table-cell table:style-name="ce2" office:value-type="string">
            <text:p>po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ɛ'phɛm</text:p>
          </table:table-cell>
          <table:table-cell table:style-name="ce2" office:value-type="string">
            <text:p>gourd (lagenaria leucarth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ɛ̄rdo</text:p>
          </table:table-cell>
          <table:table-cell table:style-name="ce2" office:value-type="string">
            <text:p>knif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ɛs</text:p>
          </table:table-cell>
          <table:table-cell table:style-name="ce2" office:value-type="string">
            <text:p>loin clot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kinship</text:p>
          </table:table-cell>
          <table:table-cell table:style-name="ce2" office:value-type="string">
            <text:p>ke</text:p>
          </table:table-cell>
          <table:table-cell table:style-name="ce2" office:value-type="string">
            <text:p>MB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ekpɛ</text:p>
          </table:table-cell>
          <table:table-cell table:style-name="ce3" office:value-type="string">
            <text:p>lad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colour</text:p>
          </table:table-cell>
          <table:table-cell table:style-name="ce2" office:value-type="string">
            <text:p>kekêm</text:p>
          </table:table-cell>
          <table:table-cell table:style-name="ce2" office:value-type="string">
            <text:p>blac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e'kser (mʉnɛ0</text:p>
          </table:table-cell>
          <table:table-cell table:style-name="ce2" office:value-type="string">
            <text:p>lice kill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/>
          <table:table-cell office:value-type="string">
            <text:p>ke'kepʦi</text:p>
          </table:table-cell>
          <table:table-cell office:value-type="string">
            <text:p>grass (triumfetta pilosa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kinship</text:p>
          </table:table-cell>
          <table:table-cell office:value-type="string">
            <text:p>ke'ra</text:p>
          </table:table-cell>
          <table:table-cell office:value-type="string">
            <text:p>MB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i'rimɛ</text:p>
          </table:table-cell>
          <table:table-cell office:value-type="string">
            <text:p>cricke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ki</text:p>
          </table:table-cell>
          <table:table-cell office:value-type="string">
            <text:p>potato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erōŋ</text:p>
          </table:table-cell>
          <table:table-cell office:value-type="string">
            <text:p>pe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office:value-type="string">
            <text:p>ko'kʦʌlʌp</text:p>
          </table:table-cell>
          <table:table-cell office:value-type="string">
            <text:p>lizar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office:value-type="string">
            <text:p>kokʦiŋgêl</text:p>
          </table:table-cell>
          <table:table-cell office:value-type="string">
            <text:p>snail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o'kʦʌm</text:p>
          </table:table-cell>
          <table:table-cell office:value-type="string">
            <text:p>morta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ōŋkʌdʌm</text:p>
          </table:table-cell>
          <table:table-cell office:value-type="string">
            <text:p>wooden hamme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kōŋkoʦi</text:p>
          </table:table-cell>
          <table:table-cell office:value-type="string">
            <text:p>tree - litsea cubed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ōŋkoŋ (mʌ̂nsinɛ)</text:p>
          </table:table-cell>
          <table:table-cell office:value-type="string">
            <text:p>lie sideways</text:p>
          </table:table-cell>
          <table:table-cell office:value-type="string">
            <text:p>adv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table:style-name="ce3" office:value-type="string">
            <text:p>ku'rusi</text:p>
          </table:table-cell>
          <table:table-cell table:style-name="ce3" office:value-type="string">
            <text:p>tree - emblica officinali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nature</text:p>
          </table:table-cell>
          <table:table-cell office:value-type="string">
            <text:p>kɵ</text:p>
          </table:table-cell>
          <table:table-cell office:value-type="string">
            <text:p>ligh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table:style-name="ce3" office:value-type="string">
            <text:p>kōrtʌp</text:p>
          </table:table-cell>
          <table:table-cell office:value-type="string">
            <text:p>wild ca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nature</text:p>
          </table:table-cell>
          <table:table-cell office:value-type="string">
            <text:p>kɵ̂m</text:p>
          </table:table-cell>
          <table:table-cell office:value-type="string">
            <text:p>clou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office:value-type="string">
            <text:p>kɵs</text:p>
          </table:table-cell>
          <table:table-cell office:value-type="string">
            <text:p>porcupin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rêmʦi</text:p>
          </table:table-cell>
          <table:table-cell office:value-type="string">
            <text:p>tick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u</text:p>
          </table:table-cell>
          <table:table-cell office:value-type="string">
            <text:p>wate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kʉ'bermɛ</text:p>
          </table:table-cell>
          <table:table-cell office:value-type="string">
            <text:p>dragonfly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u'kʦa</text:p>
          </table:table-cell>
          <table:table-cell office:value-type="string">
            <text:p>bird tra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u'kku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kōːle</text:p>
          </table:table-cell>
          <table:table-cell office:value-type="string">
            <text:p>tree - boswellia serrat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rʉskʉ̂ː (mʉnɛ)</text:p>
          </table:table-cell>
          <table:table-cell office:value-type="string">
            <text:p>kneel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u'bhel</text:p>
          </table:table-cell>
          <table:table-cell office:value-type="string">
            <text:p>wav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string">
            <text:p>kūŋgi</text:p>
          </table:table-cell>
          <table:table-cell table:style-name="ce2" office:value-type="string">
            <text:p>basket (phɵ tɵkde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ûŋkhʌm</text:p>
          </table:table-cell>
          <table:table-cell table:style-name="ce3" office:value-type="string">
            <text:p>veranda ??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ūrsi</text:p>
          </table:table-cell>
          <table:table-cell table:style-name="ce2" office:value-type="string">
            <text:p>walnu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ʉ'kpɛ</text:p>
          </table:table-cell>
          <table:table-cell table:style-name="ce2" office:value-type="string">
            <text:p>evil spiri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ʉlɛ'</text:p>
          </table:table-cell>
          <table:table-cell table:style-name="ce2" office:value-type="string">
            <text:p>spr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kʉmîn (lʉnɛ)</text:p>
          </table:table-cell>
          <table:table-cell table:style-name="ce2" office:value-type="string">
            <text:p>thir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kʉppi</text:p>
          </table:table-cell>
          <table:table-cell office:value-type="string">
            <text:p>forehead</text:p>
          </table:table-cell>
          <table:table-cell office:value-type="string">
            <text:p>n</text:p>
          </table:table-cell>
          <table:table-cell table:number-columns-repeated="4"/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koɔ̄m</text:p>
          </table:table-cell>
          <table:table-cell table:style-name="ce2" office:value-type="string">
            <text:p>mout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oɔmsoɔ̄m</text:p>
          </table:table-cell>
          <table:table-cell table:style-name="ce2" office:value-type="string">
            <text:p>bear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oɔ̄mtotʌr</text:p>
          </table:table-cell>
          <table:table-cell table:style-name="ce2" office:value-type="string">
            <text:p>li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oɔ̄r</text:p>
          </table:table-cell>
          <table:table-cell table:style-name="ce2" office:value-type="string">
            <text:p>wou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/>
          <table:table-cell office:value-type="string">
            <text:p>koɔ̄rʦoɔm</text:p>
          </table:table-cell>
          <table:table-cell office:value-type="string">
            <text:p>ladle (phʌljûː thoɔ̄lde)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oɔ̄i</text:p>
          </table:table-cell>
          <table:table-cell table:style-name="ce2" office:value-type="string">
            <text:p>vegetable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ʌkhʌrmîm</text:p>
          </table:table-cell>
          <table:table-cell office:value-type="string">
            <text:p>round</text:p>
          </table:table-cell>
          <table:table-cell office:value-type="string">
            <text:p>adj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ʌ'lʌ</text:p>
          </table:table-cell>
          <table:table-cell office:value-type="string">
            <text:p>yam (dioscorea bulbifera)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ʌmʌlmîm</text:p>
          </table:table-cell>
          <table:table-cell office:value-type="string">
            <text:p>soft potato</text:p>
          </table:table-cell>
          <table:table-cell office:value-type="string">
            <text:p>adj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ʌ̄ŋ</text:p>
          </table:table-cell>
          <table:table-cell table:style-name="ce3" office:value-type="string">
            <text:p>bile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ʌ̄r</text:p>
          </table:table-cell>
          <table:table-cell office:value-type="string">
            <text:p>hand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 table:number-columns-repeated="2"/>
          <table:table-cell office:value-type="string">
            <text:p>fist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ʌ'wa nokʦo</text:p>
          </table:table-cell>
          <table:table-cell table:style-name="ce2" office:value-type="string">
            <text:p>shaman </text:p>
          </table:table-cell>
          <table:table-cell table:style-name="ce2" office:value-type="string">
            <text:p>n</text:p>
          </table:table-cell>
          <table:table-cell table:style-name="ce2" table:number-columns-repeated="6"/>
          <table:table-cell/>
          <table:table-cell table:style-name="ce2" table:number-columns-repeated="1013"/>
        </table:table-row>
        <table:table-row table:style-name="ro1">
          <table:table-cell/>
          <table:table-cell office:value-type="string">
            <text:p>kha'bu</text:p>
          </table:table-cell>
          <table:table-cell office:value-type="string">
            <text:p>snack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a'ktʌm</text:p>
          </table:table-cell>
          <table:table-cell office:value-type="string">
            <text:p>plant - polygonum rucinatum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akʦʌrʌp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âː</text:p>
          </table:table-cell>
          <table:table-cell table:style-name="ce3" office:value-type="string">
            <text:p>????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āŋ</text:p>
          </table:table-cell>
          <table:table-cell office:value-type="string">
            <text:p>tree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ân (lʉnɛ)</text:p>
          </table:table-cell>
          <table:table-cell office:value-type="string">
            <text:p>shame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a'kmɵ</text:p>
          </table:table-cell>
          <table:table-cell office:value-type="string">
            <text:p>sputum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ɛbi</text:p>
          </table:table-cell>
          <table:table-cell office:value-type="string">
            <text:p>where</text:p>
          </table:table-cell>
          <table:table-cell office:value-type="string">
            <text:p>pro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ɛ'lɛmbɛ</text:p>
          </table:table-cell>
          <table:table-cell office:value-type="string">
            <text:p>cold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ɛ̂l</text:p>
          </table:table-cell>
          <table:table-cell office:value-type="string">
            <text:p>khaling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ɛ'nɛmbu</text:p>
          </table:table-cell>
          <table:table-cell office:value-type="string">
            <text:p>tree - heynea trijuga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ɛ̂i (mʉnɛ)</text:p>
          </table:table-cell>
          <table:table-cell office:value-type="string">
            <text:p>sell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ɛ'bɛmsi</text:p>
          </table:table-cell>
          <table:table-cell office:value-type="string">
            <text:p>plant - melothris maderaspatana)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 office:value-type="string">
            <text:p>body</text:p>
          </table:table-cell>
          <table:table-cell table:style-name="ce3" office:value-type="string">
            <text:p>khe'ʦʉlʉ</text:p>
          </table:table-cell>
          <table:table-cell office:value-type="string">
            <text:p>elbow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e'lem</text:p>
          </table:table-cell>
          <table:table-cell office:value-type="string">
            <text:p>ant sp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3" office:value-type="string">
            <text:p>khelkɛ̂m</text:p>
          </table:table-cell>
          <table:table-cell office:value-type="string">
            <text:p>dregs (beer)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e'mu</text:p>
          </table:table-cell>
          <table:table-cell office:value-type="string">
            <text:p>type of basket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ēŋ</text:p>
          </table:table-cell>
          <table:table-cell office:value-type="string">
            <text:p>type of basket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3" office:value-type="string">
            <text:p>khɛ'rɛkso</text:p>
          </table:table-cell>
          <table:table-cell office:value-type="string">
            <text:p>hook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espɵ</text:p>
          </table:table-cell>
          <table:table-cell office:value-type="string">
            <text:p>thief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3" office:value-type="string">
            <text:p>khetʌdân</text:p>
          </table:table-cell>
          <table:table-cell office:value-type="string">
            <text:p>shaman head gear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ik</text:p>
          </table:table-cell>
          <table:table-cell office:value-type="string">
            <text:p>plant - scorrula elata</text:p>
          </table:table-cell>
          <table:table-cell table:number-columns-repeated="8"/>
          <table:table-cell table:style-name="ce2" table:number-columns-repeated="1013"/>
        </table:table-row>
        <table:table-row table:style-name="ro1">
          <table:table-cell/>
          <table:table-cell table:style-name="ce3" office:value-type="string">
            <text:p>khɵ</text:p>
          </table:table-cell>
          <table:table-cell office:value-type="string">
            <text:p>temporary bridge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 office:value-type="string">
            <text:p>plant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 table:style-name="ce2" table:number-columns-repeated="2"/>
          <table:table-cell table:style-name="ce2" office:value-type="string">
            <text:p>saliv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/>
          <table:table-cell table:style-name="ce2" office:value-type="string">
            <text:p>khisʌ</text:p>
          </table:table-cell>
          <table:table-cell table:style-name="ce2" office:value-type="string">
            <text:p>pine - pinus griffithii</text:p>
          </table:table-cell>
          <table:table-cell table:style-name="ce2" office:value-type="string">
            <text:p>n</text:p>
          </table:table-cell>
          <table:table-cell table:style-name="ce2" table:number-columns-repeated="4"/>
          <table:table-cell table:number-columns-repeated="3"/>
          <table:table-cell table:style-name="ce2" table:number-columns-repeated="1013"/>
        </table:table-row>
        <table:table-row table:style-name="ro1">
          <table:table-cell table:style-name="ce2"/>
          <table:table-cell/>
          <table:table-cell office:value-type="string">
            <text:p>warp</text:p>
          </table:table-cell>
          <table:table-cell table:style-name="ce2" table:number-columns-repeated="5"/>
          <table:table-cell table:number-columns-repeated="3"/>
          <table:table-cell table:style-name="ce2" table:number-columns-repeated="1013"/>
        </table:table-row>
        <table:table-row table:style-name="ro2">
          <table:table-cell/>
          <table:table-cell table:style-name="ce2" office:value-type="string">
            <text:p>khlê<text:span text:style-name="T1">ː</text:span><text:span text:style-name="T2">p</text:span></text:p>
          </table:table-cell>
          <table:table-cell table:style-name="ce2" office:value-type="string">
            <text:p>dog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li</text:p>
          </table:table-cell>
          <table:table-cell table:style-name="ce2" office:value-type="string">
            <text:p>feces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li lokpɛ</text:p>
          </table:table-cell>
          <table:table-cell table:style-name="ce2" office:value-type="string">
            <text:p>dung beetle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2">
          <table:table-cell/>
          <table:table-cell table:style-name="ce2" office:value-type="string">
            <text:p>ʔukhō<text:span text:style-name="T1">ŋ</text:span><text:span text:style-name="T2">le</text:span></text:p>
          </table:table-cell>
          <table:table-cell table:style-name="ce2" office:value-type="string">
            <text:p>crosswise</text:p>
          </table:table-cell>
          <table:table-cell office:value-type="string">
            <text:p>adv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os</text:p>
          </table:table-cell>
          <table:table-cell table:style-name="ce2" office:value-type="string">
            <text:p>taro - Alocasia indicum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ɵrsɛ̂i</text:p>
          </table:table-cell>
          <table:table-cell table:style-name="ce2" office:value-type="string">
            <text:p>chili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ɛwɛl</text:p>
          </table:table-cell>
          <table:table-cell table:style-name="ce2" office:value-type="string">
            <text:p>tree - Michelia champaca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roɔ̂m</text:p>
          </table:table-cell>
          <table:table-cell table:style-name="ce2" office:value-type="string">
            <text:p>lid, cover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2">
          <table:table-cell/>
          <table:table-cell table:style-name="ce2" office:value-type="string">
            <text:p>khû<text:span text:style-name="T1">ː</text:span></text:p>
          </table:table-cell>
          <table:table-cell table:style-name="ce2" office:value-type="string">
            <text:p>bird sp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u'do</text:p>
          </table:table-cell>
          <table:table-cell table:style-name="ce2" office:value-type="string">
            <text:p>honey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udu</text:p>
          </table:table-cell>
          <table:table-cell table:style-name="ce2" office:value-type="string">
            <text:p>ladder</text:p>
          </table:table-cell>
          <table:table-cell table:style-name="ce2" office:value-type="string">
            <text:p>n</text:p>
          </table:table-cell>
          <table:table-cell table:style-name="ce2" table:number-columns-repeated="6"/>
          <table:table-cell/>
          <table:table-cell table:style-name="ce2" table:number-columns-repeated="1013"/>
        </table:table-row>
        <table:table-row table:style-name="ro1">
          <table:table-cell/>
          <table:table-cell table:style-name="ce3" office:value-type="string">
            <text:p>khukkoɔ̄i</text:p>
          </table:table-cell>
          <table:table-cell table:style-name="ce2" office:value-type="string">
            <text:p>fungus sp</text:p>
          </table:table-cell>
          <table:table-cell table:style-name="ce2" office:value-type="string">
            <text:p>n</text:p>
          </table:table-cell>
          <table:table-cell table:style-name="ce2" table:number-columns-repeated="4"/>
          <table:table-cell table:number-columns-repeated="3"/>
          <table:table-cell table:style-name="ce2" table:number-columns-repeated="1013"/>
        </table:table-row>
        <table:table-row table:style-name="ro2">
          <table:table-cell table:style-name="ce2"/>
          <table:table-cell table:style-name="ce2" office:value-type="string">
            <text:p>khû<text:span text:style-name="T1">ː</text:span><text:span text:style-name="T2">p</text:span></text:p>
          </table:table-cell>
          <table:table-cell table:style-name="ce2" office:value-type="string">
            <text:p>tree - ficus clarat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khûrbu</text:p>
          </table:table-cell>
          <table:table-cell table:style-name="ce2" office:value-type="string">
            <text:p>tree - Albizzia molli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hʉdʉwɛ</text:p>
          </table:table-cell>
          <table:table-cell table:style-name="ce2" office:value-type="string">
            <text:p>lizar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hʉnʉwɛ</text:p>
          </table:table-cell>
          <table:table-cell table:style-name="ce2" office:value-type="string">
            <text:p>p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khʉrʉ̂<text:span text:style-name="T1">ː</text:span></text:p>
          </table:table-cell>
          <table:table-cell table:style-name="ce2" office:value-type="string">
            <text:p>grinding ston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hoɔ̄lʣoɔm</text:p>
          </table:table-cell>
          <table:table-cell table:style-name="ce2" office:value-type="string">
            <text:p>goitr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hoɔpkhoɔp</text:p>
          </table:table-cell>
          <table:table-cell table:style-name="ce2" office:value-type="string">
            <text:p>shel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hoɔ̄r</text:p>
          </table:table-cell>
          <table:table-cell table:style-name="ce2" office:value-type="string">
            <text:p>fenc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hoɔ̄rbe</text:p>
          </table:table-cell>
          <table:table-cell table:style-name="ce2" office:value-type="string">
            <text:p>wooden bow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ʌ̄m</text:p>
          </table:table-cell>
          <table:table-cell table:style-name="ce2" office:value-type="string">
            <text:p>shoo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ʌ̄m</text:p>
          </table:table-cell>
          <table:table-cell table:style-name="ce2" office:value-type="string">
            <text:p>bad spiri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ʌ̄mʦasi</text:p>
          </table:table-cell>
          <table:table-cell table:style-name="ce2" office:value-type="string">
            <text:p>tree - Gautheria hookeri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ʌ̄mlʌm sā<text:span text:style-name="T1">ŋ</text:span></text:p>
          </table:table-cell>
          <table:table-cell table:style-name="ce2" office:value-type="string">
            <text:p>shrub - tithymarus sikkimen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ʌ̄mpɵk</text:p>
          </table:table-cell>
          <table:table-cell table:style-name="ce2" office:value-type="string">
            <text:p>limeston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lʌ̂mti</text:p>
          </table:table-cell>
          <table:table-cell table:style-name="ce2" office:value-type="string">
            <text:p>maggo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ʌ̄<text:span text:style-name="T1">ŋ</text:span></text:p>
          </table:table-cell>
          <table:table-cell table:style-name="ce2" office:value-type="string">
            <text:p>basket (carried on the back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ʌ̄<text:span text:style-name="T1">ŋ</text:span><text:span text:style-name="T2">khi</text:span></text:p>
          </table:table-cell>
          <table:table-cell table:style-name="ce2" office:value-type="string">
            <text:p>yea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â<text:span text:style-name="T1">ː</text:span></text:p>
          </table:table-cell>
          <table:table-cell table:style-name="ce2" office:value-type="string">
            <text:p>fro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âm</text:p>
          </table:table-cell>
          <table:table-cell table:style-name="ce2" office:value-type="string">
            <text:p>armpi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lā<text:span text:style-name="T1">ː</text:span><text:span text:style-name="T2">me</text:span></text:p>
          </table:table-cell>
          <table:table-cell table:style-name="ce2" office:value-type="string">
            <text:p>wido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ʌphu</text:p>
          </table:table-cell>
          <table:table-cell table:style-name="ce2" office:value-type="string">
            <text:p>bo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lā<text:span text:style-name="T1">ː</text:span><text:span text:style-name="T2">s</text:span></text:p>
          </table:table-cell>
          <table:table-cell table:style-name="ce2" office:value-type="string">
            <text:p>hai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ā<text:span text:style-name="T1">ː</text:span><text:span text:style-name="T2">skʌ</text:span></text:p>
          </table:table-cell>
          <table:table-cell table:style-name="ce2" office:value-type="string">
            <text:p>doo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ɛ'bɛ</text:p>
          </table:table-cell>
          <table:table-cell table:style-name="ce2" office:value-type="string">
            <text:p>quiet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ɛ̂l</text:p>
          </table:table-cell>
          <table:table-cell table:style-name="ce2" office:value-type="string">
            <text:p>previously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ɛ̂m</text:p>
          </table:table-cell>
          <table:table-cell table:style-name="ce2" office:value-type="string">
            <text:p>choler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ɛ̄m</text:p>
          </table:table-cell>
          <table:table-cell table:style-name="ce2" office:value-type="string">
            <text:p>pat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ulɛ</text:p>
          </table:table-cell>
          <table:table-cell table:style-name="ce2" office:value-type="string">
            <text:p>hand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ɛsbɛ</text:p>
          </table:table-cell>
          <table:table-cell table:style-name="ce2" office:value-type="string">
            <text:p>bo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ekʌtas</text:p>
          </table:table-cell>
          <table:table-cell table:style-name="ce2" office:value-type="string">
            <text:p>testic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êl</text:p>
          </table:table-cell>
          <table:table-cell table:style-name="ce2" office:value-type="string">
            <text:p>so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ēldʌm</text:p>
          </table:table-cell>
          <table:table-cell table:style-name="ce2" office:value-type="string">
            <text:p>forest spiri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ēm</text:p>
          </table:table-cell>
          <table:table-cell table:style-name="ce2" office:value-type="string">
            <text:p>tongu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emʌ</text:p>
          </table:table-cell>
          <table:table-cell table:style-name="ce2" office:value-type="string">
            <text:p>li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enoɔm</text:p>
          </table:table-cell>
          <table:table-cell table:style-name="ce2" office:value-type="string">
            <text:p>headband to carry load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ɛlɛku</text:p>
          </table:table-cell>
          <table:table-cell table:style-name="ce2" office:value-type="string">
            <text:p>inside out</text:p>
          </table:table-cell>
          <table:table-cell table:style-name="ce2" office:value-type="string">
            <text:p>n</text:p>
          </table:table-cell>
          <table:table-cell table:style-name="ce2" table:number-columns-repeated="6"/>
          <table:table-cell table:style-name="ce3"/>
          <table:table-cell table:style-name="ce2" table:number-columns-repeated="1013"/>
        </table:table-row>
        <table:table-row table:style-name="ro2">
          <table:table-cell table:style-name="ce2"/>
          <table:table-cell table:style-name="ce2" office:value-type="string">
            <text:p>le<text:span text:style-name="T1">ŋ</text:span><text:span text:style-name="T2">aksi</text:span></text:p>
          </table:table-cell>
          <table:table-cell table:style-name="ce2" office:value-type="string">
            <text:p>banan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epti</text:p>
          </table:table-cell>
          <table:table-cell table:style-name="ce2" office:value-type="string">
            <text:p>w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lepkhʌmin</text:p>
          </table:table-cell>
          <table:table-cell table:style-name="ce3" office:value-type="string">
            <text:p>???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i</text:p>
          </table:table-cell>
          <table:table-cell table:style-name="ce2" office:value-type="string">
            <text:p>peni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okpei</text:p>
          </table:table-cell>
          <table:table-cell table:style-name="ce2" office:value-type="string">
            <text:p>leec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onɛm</text:p>
          </table:table-cell>
          <table:table-cell table:style-name="ce2" office:value-type="string">
            <text:p>dry seas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ɵ</text:p>
          </table:table-cell>
          <table:table-cell table:style-name="ce2" office:value-type="string">
            <text:p>mo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ɵ</text:p>
          </table:table-cell>
          <table:table-cell table:style-name="ce2" office:value-type="string">
            <text:p>feeling, sense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ɵl'mʌdu</text:p>
          </table:table-cell>
          <table:table-cell table:style-name="ce2" office:value-type="string">
            <text:p>mo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lɵ̂<text:span text:style-name="T1">ŋ</text:span><text:span text:style-name="T2">mɛ</text:span></text:p>
          </table:table-cell>
          <table:table-cell table:style-name="ce2" office:value-type="string">
            <text:p>reflecti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û<text:span text:style-name="T1">ː</text:span></text:p>
          </table:table-cell>
          <table:table-cell table:style-name="ce2" office:value-type="string">
            <text:p>water leec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ū<text:span text:style-name="T1">ː</text:span><text:span text:style-name="T2">dzʌ</text:span></text:p>
          </table:table-cell>
          <table:table-cell table:style-name="ce2" office:value-type="string">
            <text:p>millet - eleusine coracan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lūm</text:p>
          </table:table-cell>
          <table:table-cell table:style-name="ce2" office:value-type="string">
            <text:p>liv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umu</text:p>
          </table:table-cell>
          <table:table-cell table:style-name="ce2" office:value-type="string">
            <text:p>lepros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ū<text:span text:style-name="T1">ŋ</text:span></text:p>
          </table:table-cell>
          <table:table-cell table:style-name="ce2" office:value-type="string">
            <text:p>ston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ū<text:span text:style-name="T1">ŋ</text:span><text:span text:style-name="T2">kupɛ</text:span></text:p>
          </table:table-cell>
          <table:table-cell table:style-name="ce2" office:value-type="string">
            <text:p>plant - amaranthus caudat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ū<text:span text:style-name="T1">ŋ</text:span><text:span text:style-name="T2">pɛ</text:span></text:p>
          </table:table-cell>
          <table:table-cell table:style-name="ce2" office:value-type="string">
            <text:p>rich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up</text:p>
          </table:table-cell>
          <table:table-cell table:style-name="ce2" office:value-type="string">
            <text:p>j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1024"/>
        </table:table-row>
        <table:table-row table:style-name="ro2">
          <table:table-cell table:style-name="ce2"/>
          <table:table-cell table:style-name="ce2" office:value-type="string">
            <text:p>lʉ̂<text:span text:style-name="T1">ː</text:span></text:p>
          </table:table-cell>
          <table:table-cell table:style-name="ce2" office:value-type="string">
            <text:p>horne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lʉʦitʌ̂m</text:p>
          </table:table-cell>
          <table:table-cell table:style-name="ce2" office:value-type="string">
            <text:p>spotted forktail - enicurus maculat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lʉ̂<text:span text:style-name="T1">ŋ</text:span><text:span text:style-name="T2">pɵ</text:span></text:p>
          </table:table-cell>
          <table:table-cell table:style-name="ce2" office:value-type="string">
            <text:p>illegitimate s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ʉpphi</text:p>
          </table:table-cell>
          <table:table-cell table:style-name="ce2" office:value-type="string">
            <text:p>cent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oɔ̄mʣʌ</text:p>
          </table:table-cell>
          <table:table-cell table:style-name="ce2" office:value-type="string">
            <text:p>foo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ʌkʦhe</text:p>
          </table:table-cell>
          <table:table-cell table:style-name="ce2" office:value-type="string">
            <text:p>sig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ʌlʌm</text:p>
          </table:table-cell>
          <table:table-cell table:style-name="ce2" office:value-type="string">
            <text:p>skul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ʌkhʌ </text:p>
          </table:table-cell>
          <table:table-cell table:style-name="ce2" office:value-type="string">
            <text:p>codonopsis viridi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ʌnʣi</text:p>
          </table:table-cell>
          <table:table-cell table:style-name="ce2" office:value-type="string">
            <text:p>woman's scarf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ʌ̄r</text:p>
          </table:table-cell>
          <table:table-cell table:style-name="ce2" office:value-type="string">
            <text:p>fine hai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ʌ̄rsoɔm</text:p>
          </table:table-cell>
          <table:table-cell table:style-name="ce2" office:value-type="string">
            <text:p>body hai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ʌs</text:p>
          </table:table-cell>
          <table:table-cell table:style-name="ce2" office:value-type="string">
            <text:p>ey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ʌtikhʌla</text:p>
          </table:table-cell>
          <table:table-cell table:style-name="ce2" office:value-type="string">
            <text:p>fern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â<text:span text:style-name="T1">ː</text:span></text:p>
          </table:table-cell>
          <table:table-cell table:style-name="ce2" office:value-type="string">
            <text:p>thrush (Myophoneus caeruleu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ā<text:span text:style-name="T1">ː</text:span><text:span text:style-name="T2">ʦʌrʌm</text:span></text:p>
          </table:table-cell>
          <table:table-cell table:style-name="ce2" office:value-type="string">
            <text:p>shrub (inula capp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ʌrʌ</text:p>
          </table:table-cell>
          <table:table-cell table:style-name="ce2" office:value-type="string">
            <text:p>tree (Callicarpa arbore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ā<text:span text:style-name="T1">ː</text:span><text:span text:style-name="T2">sʌ</text:span></text:p>
          </table:table-cell>
          <table:table-cell table:style-name="ce2" office:value-type="string">
            <text:p>tree (Myrsine semiserrat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ɛ̄<text:span text:style-name="T1">ː</text:span><text:span text:style-name="T2">ʦɛ</text:span></text:p>
          </table:table-cell>
          <table:table-cell table:style-name="ce2" office:value-type="string">
            <text:p>old woma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ikhilʣɛʣɛ</text:p>
          </table:table-cell>
          <table:table-cell table:style-name="ce2" office:value-type="string">
            <text:p>eye muc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ɛ̂m</text:p>
          </table:table-cell>
          <table:table-cell table:style-name="ce2" office:value-type="string">
            <text:p>moth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ɛ̄m</text:p>
          </table:table-cell>
          <table:table-cell table:style-name="ce2" office:value-type="string">
            <text:p>he</text:p>
          </table:table-cell>
          <table:table-cell table:style-name="ce2" office:value-type="string">
            <text:p>pro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ɛ̂mʦɵ</text:p>
          </table:table-cell>
          <table:table-cell table:style-name="ce2" office:value-type="string">
            <text:p>MZ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ɛs</text:p>
          </table:table-cell>
          <table:table-cell table:style-name="ce2" office:value-type="string">
            <text:p>lentil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ɛt</text:p>
          </table:table-cell>
          <table:table-cell table:style-name="ce2" office:value-type="string">
            <text:p>part of the loo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elsêm</text:p>
          </table:table-cell>
          <table:table-cell table:style-name="ce2" office:value-type="string">
            <text:p>gir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ên mʉnɛ</text:p>
          </table:table-cell>
          <table:table-cell table:style-name="ce2" office:value-type="string">
            <text:p>be envious</text:p>
          </table:table-cell>
          <table:table-cell table:style-name="ce2" office:value-type="string">
            <text:p>exp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êr</text:p>
          </table:table-cell>
          <table:table-cell table:style-name="ce2" office:value-type="string">
            <text:p>tai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erlɛ̂m</text:p>
          </table:table-cell>
          <table:table-cell table:style-name="ce2" office:value-type="string">
            <text:p>herb (Plectranthus coets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es</text:p>
          </table:table-cell>
          <table:table-cell table:style-name="ce2" office:value-type="string">
            <text:p>buffal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esbɛ</text:p>
          </table:table-cell>
          <table:table-cell table:style-name="ce2" office:value-type="string">
            <text:p>wif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etē<text:span text:style-name="T1">ŋ</text:span></text:p>
          </table:table-cell>
          <table:table-cell table:style-name="ce2" office:value-type="string">
            <text:p>in vain</text:p>
          </table:table-cell>
          <table:table-cell table:style-name="ce2" office:value-type="string">
            <text:p>q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êi</text:p>
          </table:table-cell>
          <table:table-cell table:style-name="ce2" office:value-type="string">
            <text:p>wif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i</text:p>
          </table:table-cell>
          <table:table-cell table:style-name="ce2" office:value-type="string">
            <text:p>fir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ikmɵ</text:p>
          </table:table-cell>
          <table:table-cell table:style-name="ce2" office:value-type="string">
            <text:p>smoke, tear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ilɛpʦa</text:p>
          </table:table-cell>
          <table:table-cell table:style-name="ce2" office:value-type="string">
            <text:p>flam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în</text:p>
          </table:table-cell>
          <table:table-cell table:style-name="ce2" office:value-type="string">
            <text:p>lif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ô<text:span text:style-name="T1">ː</text:span><text:span text:style-name="T2"> ʣhim-</text:span></text:p>
          </table:table-cell>
          <table:table-cell table:style-name="ce2" office:value-type="string">
            <text:p>get bored</text:p>
          </table:table-cell>
          <table:table-cell table:style-name="ce2" office:value-type="string">
            <text:p>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olʌri</text:p>
          </table:table-cell>
          <table:table-cell table:style-name="ce2" office:value-type="string">
            <text:p>flut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mo<text:span text:style-name="T1">ŋ</text:span><text:span text:style-name="T2">golôm</text:span></text:p>
          </table:table-cell>
          <table:table-cell table:style-name="ce2" office:value-type="string">
            <text:p>tree (terminalia chebul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ô<text:span text:style-name="T1">ː</text:span><text:span text:style-name="T2">p</text:span></text:p>
          </table:table-cell>
          <table:table-cell table:style-name="ce2" office:value-type="string">
            <text:p>disea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oromɛs</text:p>
          </table:table-cell>
          <table:table-cell table:style-name="ce2" office:value-type="string">
            <text:p>Phaseolus mung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os</text:p>
          </table:table-cell>
          <table:table-cell table:style-name="ce2" office:value-type="string">
            <text:p>be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ō<text:span text:style-name="T1">ː</text:span><text:span text:style-name="T2">sʌm</text:span></text:p>
          </table:table-cell>
          <table:table-cell table:style-name="ce2" office:value-type="string">
            <text:p>seat of the head of a househol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ō<text:span text:style-name="T1">ː</text:span><text:span text:style-name="T2">si</text:span></text:p>
          </table:table-cell>
          <table:table-cell table:style-name="ce2" office:value-type="string">
            <text:p>religious ceremon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ɵ̂l</text:p>
          </table:table-cell>
          <table:table-cell table:style-name="ce2" office:value-type="string">
            <text:p>assembl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upu</text:p>
          </table:table-cell>
          <table:table-cell table:style-name="ce2" office:value-type="string">
            <text:p>bell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umûr</text:p>
          </table:table-cell>
          <table:table-cell table:style-name="ce2" office:value-type="string">
            <text:p>smel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ʉndʉ</text:p>
          </table:table-cell>
          <table:table-cell table:style-name="ce2" office:value-type="string">
            <text:p>larg flying an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ʌ̄<text:span text:style-name="T1">ŋ</text:span>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ʌ̄<text:span text:style-name="T1">ŋ</text:span></text:p>
          </table:table-cell>
          <table:table-cell table:style-name="ce2" office:value-type="string">
            <text:p>pois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ʌ<text:span text:style-name="T1">ŋ</text:span><text:span text:style-name="T2">kajêm</text:span></text:p>
          </table:table-cell>
          <table:table-cell table:style-name="ce2" office:value-type="string">
            <text:p>shrub (Bucklandia populne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ʌ<text:span text:style-name="T1">ŋ</text:span><text:span text:style-name="T2">thukpɛ</text:span></text:p>
          </table:table-cell>
          <table:table-cell table:style-name="ce2" office:value-type="string">
            <text:p>brave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oɔrme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aktu</text:p>
          </table:table-cell>
          <table:table-cell table:style-name="ce2" office:value-type="string">
            <text:p>sou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ʌʦʌr lʉ-</text:p>
          </table:table-cell>
          <table:table-cell table:style-name="ce2" office:value-type="string">
            <text:p>be jealous</text:p>
          </table:table-cell>
          <table:table-cell table:style-name="ce2" office:value-type="string">
            <text:p>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ɛmdʉlêm</text:p>
          </table:table-cell>
          <table:table-cell table:style-name="ce2" office:value-type="string">
            <text:p>locu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ɛmprē<text:span text:style-name="T1">ŋ</text:span><text:span text:style-name="T2">mɛ</text:span></text:p>
          </table:table-cell>
          <table:table-cell table:style-name="ce2" office:value-type="string">
            <text:p>Lycopodium clavatu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ɛ̂<text:span text:style-name="T1">ː</text:span><text:span text:style-name="T2">p</text:span></text:p>
          </table:table-cell>
          <table:table-cell table:style-name="ce2" office:value-type="string">
            <text:p>cock's comb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ɛkʦibêm</text:p>
          </table:table-cell>
          <table:table-cell table:style-name="ce2" office:value-type="string">
            <text:p>Viburnum erubscen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ɛsbɛ</text:p>
          </table:table-cell>
          <table:table-cell table:style-name="ce2" office:value-type="string">
            <text:p>wooden spo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ɛthɛmɛ</text:p>
          </table:table-cell>
          <table:table-cell table:style-name="ce2" office:value-type="string">
            <text:p>insect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ɵkhlimɛ</text:p>
          </table:table-cell>
          <table:table-cell table:style-name="ce2" office:value-type="string">
            <text:p>nasal muc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ēmʦi</text:p>
          </table:table-cell>
          <table:table-cell table:style-name="ce2" office:value-type="string">
            <text:p>ank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es</text:p>
          </table:table-cell>
          <table:table-cell table:style-name="ce2" office:value-type="string">
            <text:p>brai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ɛjɛm</text:span></text:p>
          </table:table-cell>
          <table:table-cell table:style-name="ce2" office:value-type="string">
            <text:p>temp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ʔunî<text:span text:style-name="T1">ː</text:span></text:p>
          </table:table-cell>
          <table:table-cell table:style-name="ce2" office:value-type="string">
            <text:p>sa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în</text:p>
          </table:table-cell>
          <table:table-cell table:style-name="ce2" office:value-type="string">
            <text:p>aun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kipo ʔunî<text:span text:style-name="T1">ŋ</text:span></text:p>
          </table:table-cell>
          <table:table-cell table:style-name="ce2" office:value-type="string">
            <text:p>old potat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ô<text:span text:style-name="T1">ː</text:span><text:span text:style-name="T2"> bi-</text:span></text:p>
          </table:table-cell>
          <table:table-cell table:style-name="ce2" office:value-type="string">
            <text:p>le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ô<text:span text:style-name="T1">ː</text:span><text:span text:style-name="T2"> phi</text:span></text:p>
          </table:table-cell>
          <table:table-cell table:style-name="ce2" office:value-type="string">
            <text:p>borro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ō<text:span text:style-name="T1">ŋ</text:span></text:p>
          </table:table-cell>
          <table:table-cell table:style-name="ce2" office:value-type="string">
            <text:p>sno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ɵ</text:p>
          </table:table-cell>
          <table:table-cell table:style-name="ce2" office:value-type="string">
            <text:p>no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ɵ̂r</text:p>
          </table:table-cell>
          <table:table-cell table:style-name="ce2" office:value-type="string">
            <text:p>tig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nɵ̄<text:span text:style-name="T1">ː</text:span><text:span text:style-name="T2">ri</text:span></text:p>
          </table:table-cell>
          <table:table-cell table:style-name="ce2" office:value-type="string">
            <text:p>herb (Chenopodiu; ambrosioide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û<text:span text:style-name="T1">ː</text:span></text:p>
          </table:table-cell>
          <table:table-cell table:style-name="ce2" office:value-type="string">
            <text:p>mi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nū<text:span text:style-name="T1">ː</text:span><text:span text:style-name="T2">me</text:span></text:p>
          </table:table-cell>
          <table:table-cell table:style-name="ce2" office:value-type="string">
            <text:p>sister in la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oɔ̄m</text:p>
          </table:table-cell>
          <table:table-cell table:style-name="ce2" office:value-type="string">
            <text:p>su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oɔmɦēmde</text:p>
          </table:table-cell>
          <table:table-cell table:style-name="ce2" office:value-type="string">
            <text:p>we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oɔmsomo</text:p>
          </table:table-cell>
          <table:table-cell table:style-name="ce2" office:value-type="string">
            <text:p>epileps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ʉs</text:p>
          </table:table-cell>
          <table:table-cell table:style-name="ce2" office:value-type="string">
            <text:p>brea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ʌlu</text:span></text:p>
          </table:table-cell>
          <table:table-cell table:style-name="ce2" office:value-type="string">
            <text:p>toot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âr</text:span></text:p>
          </table:table-cell>
          <table:table-cell table:style-name="ce2" office:value-type="string">
            <text:p>stack 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ɛli</text:span></text:p>
          </table:table-cell>
          <table:table-cell table:style-name="ce2" office:value-type="string">
            <text:p>appearanc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eʦo</text:span></text:p>
          </table:table-cell>
          <table:table-cell table:style-name="ce2" office:value-type="string">
            <text:p>e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êl</text:span></text:p>
          </table:table-cell>
          <table:table-cell table:style-name="ce2" office:value-type="string">
            <text:p>bird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ɛlɛmɛ</text:span></text:p>
          </table:table-cell>
          <table:table-cell table:style-name="ce2" office:value-type="string">
            <text:p>Pouzolia hirt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ō</text:span><text:span text:style-name="T1">ŋŋ</text:span><text:span text:style-name="T2">o</text:span></text:p>
          </table:table-cell>
          <table:table-cell table:style-name="ce2" office:value-type="string">
            <text:p>eag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ɵ</text:span></text:p>
          </table:table-cell>
          <table:table-cell table:style-name="ce2" office:value-type="string">
            <text:p>fis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oɔpsu</text:span></text:p>
          </table:table-cell>
          <table:table-cell table:style-name="ce2" office:value-type="string">
            <text:p>frie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onʦomɛ mʉnɛ</text:p>
          </table:table-cell>
          <table:table-cell table:style-name="ce2" office:value-type="string">
            <text:p>sland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ɵdi</text:p>
          </table:table-cell>
          <table:table-cell table:style-name="ce2" office:value-type="string">
            <text:p>though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oroʦi</text:span></text:p>
          </table:table-cell>
          <table:table-cell table:style-name="ce2" office:value-type="string">
            <text:p>spikenard (Nardostachys jatamansi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ɵʔɵ̂m</text:p>
          </table:table-cell>
          <table:table-cell table:style-name="ce2" office:value-type="string">
            <text:p>yello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ʌpʌlmîm</text:p>
          </table:table-cell>
          <table:table-cell table:style-name="ce2" office:value-type="string">
            <text:p>spherica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ʌsʌm</text:p>
          </table:table-cell>
          <table:table-cell table:style-name="ce2" office:value-type="string">
            <text:p>bean (Phaseolus aureu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ʌtʌra<text:span text:style-name="T1">ŋ</text:span><text:span text:style-name="T2">khi</text:span></text:p>
          </table:table-cell>
          <table:table-cell table:style-name="ce2" office:value-type="string">
            <text:p>cinnam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aktʌsi</text:p>
          </table:table-cell>
          <table:table-cell table:style-name="ce2" office:value-type="string">
            <text:p>Holboellia hookerian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akti</text:p>
          </table:table-cell>
          <table:table-cell table:style-name="ce2" office:value-type="string">
            <text:p>ba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pakhʌ</text:p>
          </table:table-cell>
          <table:table-cell table:style-name="ce2" office:value-type="string">
            <text:p>outside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ɛ̂<text:span text:style-name="T1">ː</text:span><text:span text:style-name="T2">p</text:span></text:p>
          </table:table-cell>
          <table:table-cell table:style-name="ce2" office:value-type="string">
            <text:p>bamboo (dendrocalamus sikkimensi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ɛ̂lsɵ</text:p>
          </table:table-cell>
          <table:table-cell table:style-name="ce2" office:value-type="string">
            <text:p>calf, shi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ɛp</text:p>
          </table:table-cell>
          <table:table-cell table:style-name="ce2" office:value-type="string">
            <text:p>fath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ɛphɛm</text:p>
          </table:table-cell>
          <table:table-cell table:style-name="ce2" office:value-type="string">
            <text:p>cru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ɛsmɛ</text:p>
          </table:table-cell>
          <table:table-cell table:style-name="ce2" office:value-type="string">
            <text:p>colic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eka</text:p>
          </table:table-cell>
          <table:table-cell table:style-name="ce2" office:value-type="string">
            <text:p>white bir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ē<text:span text:style-name="T1">ŋ</text:span></text:p>
          </table:table-cell>
          <table:table-cell table:style-name="ce2" office:value-type="string">
            <text:p>lef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epeʦʌ</text:p>
          </table:table-cell>
          <table:table-cell table:style-name="ce2" office:value-type="string">
            <text:p>tweezer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ero<text:span text:style-name="T1">ŋ</text:span><text:span text:style-name="T2">ga</text:span></text:p>
          </table:table-cell>
          <table:table-cell table:style-name="ce2" office:value-type="string">
            <text:p>baske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pɛ̄l lʉpɛ</text:p>
          </table:table-cell>
          <table:table-cell table:style-name="ce2" office:value-type="string">
            <text:p>heavy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ikmɵ</text:p>
          </table:table-cell>
          <table:table-cell table:style-name="ce2" office:value-type="string">
            <text:p>stomach wi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în</text:p>
          </table:table-cell>
          <table:table-cell table:style-name="ce2" office:value-type="string">
            <text:p>an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î<text:span text:style-name="T1">ː</text:span><text:span text:style-name="T2">p</text:span></text:p>
          </table:table-cell>
          <table:table-cell table:style-name="ce2" office:value-type="string">
            <text:p>weevi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ip</text:p>
          </table:table-cell>
          <table:table-cell table:style-name="ce2" office:value-type="string">
            <text:p>grandmoth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piplʌ̂m</text:p>
          </table:table-cell>
          <table:table-cell table:style-name="ce2" office:value-type="string">
            <text:p>soldier bu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î<text:span text:style-name="T1">ː</text:span><text:span text:style-name="T2">pri</text:span></text:p>
          </table:table-cell>
          <table:table-cell table:style-name="ce2" office:value-type="string">
            <text:p>bird (Molpastes leucogeny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is </text:p>
          </table:table-cell>
          <table:table-cell table:style-name="ce2" office:value-type="string">
            <text:p>deer (Nemohaedus goral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leʣem lɛt-</text:p>
          </table:table-cell>
          <table:table-cell table:style-name="ce3" office:value-type="string">
            <text:p>grumble</text:p>
          </table:table-cell>
          <table:table-cell table:style-name="ce2" office:value-type="string">
            <text:p>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lēmʦi</text:p>
          </table:table-cell>
          <table:table-cell table:style-name="ce2" office:value-type="string">
            <text:p>vetch (Dolichos unifloru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lemplemmîm</text:p>
          </table:table-cell>
          <table:table-cell table:style-name="ce2" office:value-type="string">
            <text:p>flat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les </text:p>
          </table:table-cell>
          <table:table-cell table:style-name="ce2" office:value-type="string">
            <text:p>white bir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ô<text:span text:style-name="T1">ː</text:span></text:p>
          </table:table-cell>
          <table:table-cell table:style-name="ce2" office:value-type="string">
            <text:p>pi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okʌlpu<text:span text:style-name="T1">ŋ</text:span></text:p>
          </table:table-cell>
          <table:table-cell table:style-name="ce2" office:value-type="string">
            <text:p>tree (Luculia gratissim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ô<text:span text:style-name="T1">ː</text:span><text:span text:style-name="T2">mer</text:span></text:p>
          </table:table-cell>
          <table:table-cell table:style-name="ce2" office:value-type="string">
            <text:p>equisetum diffusu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ʌpoɔp</text:p>
          </table:table-cell>
          <table:table-cell table:style-name="ce2" office:value-type="string">
            <text:p>owl (Huhua nipalensi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pō<text:span text:style-name="T1">ː</text:span><text:span text:style-name="T2">re</text:span></text:p>
          </table:table-cell>
          <table:table-cell table:style-name="ce2" office:value-type="string">
            <text:p>tree (Machilus Duthiei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orʌ<text:span text:style-name="T1">ŋ</text:span><text:span text:style-name="T2">ku</text:span></text:p>
          </table:table-cell>
          <table:table-cell table:style-name="ce2" office:value-type="string">
            <text:p>Equisetum arven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ɵk</text:p>
          </table:table-cell>
          <table:table-cell table:style-name="ce2" office:value-type="string">
            <text:p>eart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rēlko</text:p>
          </table:table-cell>
          <table:table-cell table:style-name="ce2" office:value-type="string">
            <text:p>pod, seed capsu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rē<text:span text:style-name="T1">ŋ</text:span><text:span text:style-name="T2">me</text:span></text:p>
          </table:table-cell>
          <table:table-cell table:style-name="ce2" office:value-type="string">
            <text:p>stroke of lightn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rekprewɛ</text:p>
          </table:table-cell>
          <table:table-cell table:style-name="ce2" office:value-type="string">
            <text:p>herb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prō<text:span text:style-name="T1">ː</text:span><text:span text:style-name="T2">ʦi</text:span></text:p>
          </table:table-cell>
          <table:table-cell table:style-name="ce2" office:value-type="string">
            <text:p>spid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bokʌlpu<text:span text:style-name="T1">ŋ</text:span></text:p>
          </table:table-cell>
          <table:table-cell table:style-name="ce2" office:value-type="string">
            <text:p>Luculia gratissim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ūnʣʌ</text:p>
          </table:table-cell>
          <table:table-cell table:style-name="ce2" office:value-type="string">
            <text:p>hung baske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ū<text:span text:style-name="T1">ŋ</text:span><text:span text:style-name="T2">mɛ</text:span></text:p>
          </table:table-cell>
          <table:table-cell table:style-name="ce2" office:value-type="string">
            <text:p>flow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ûr</text:p>
          </table:table-cell>
          <table:table-cell table:style-name="ce2" office:value-type="string">
            <text:p>ratta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ʉjʉ</text:p>
          </table:table-cell>
          <table:table-cell table:style-name="ce2" office:value-type="string">
            <text:p>ashe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ʉjʉmɛ</text:p>
          </table:table-cell>
          <table:table-cell table:style-name="ce2" office:value-type="string">
            <text:p>horse fl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oɔ̄m</text:p>
          </table:table-cell>
          <table:table-cell table:style-name="ce2" office:value-type="string">
            <text:p>che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oɔ̄ndʉ</text:p>
          </table:table-cell>
          <table:table-cell table:style-name="ce2" office:value-type="string">
            <text:p>ax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ʌ̄l</text:p>
          </table:table-cell>
          <table:table-cell table:style-name="ce2" office:value-type="string">
            <text:p>flou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ʌrʌm</text:p>
          </table:table-cell>
          <table:table-cell table:style-name="ce2" office:value-type="string">
            <text:p>ging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ʌ̄rki</text:p>
          </table:table-cell>
          <table:table-cell table:style-name="ce2" office:value-type="string">
            <text:p>du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ʌtu</text:p>
          </table:table-cell>
          <table:table-cell table:style-name="ce2" office:value-type="string">
            <text:p>bamboo contain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phʌsʌlʌm</text:p>
          </table:table-cell>
          <table:table-cell table:style-name="ce2" office:value-type="string">
            <text:p>feath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ɛlɛ phɛlɛ</text:p>
          </table:table-cell>
          <table:table-cell table:style-name="ce2" office:value-type="string">
            <text:p>slippery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ɛ̂r</text:p>
          </table:table-cell>
          <table:table-cell table:style-name="ce2" office:value-type="string">
            <text:p>snar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ɛ̄r</text:p>
          </table:table-cell>
          <table:table-cell table:style-name="ce2" office:value-type="string">
            <text:p>close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ɛtti</text:p>
          </table:table-cell>
          <table:table-cell table:style-name="ce2" office:value-type="string">
            <text:p>eg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eso</text:p>
          </table:table-cell>
          <table:table-cell table:style-name="ce2" office:value-type="string">
            <text:p>peacock feath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khetʌdân</text:p>
          </table:table-cell>
          <table:table-cell table:style-name="ce2" office:value-type="string">
            <text:p>turban of shama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ile</text:p>
          </table:table-cell>
          <table:table-cell table:style-name="ce2" office:value-type="string">
            <text:p>flshy part of the thig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ipi</text:p>
          </table:table-cell>
          <table:table-cell table:style-name="ce2" office:value-type="string">
            <text:p>basket for pressing oi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hō<text:span text:style-name="T1">ː</text:span><text:span text:style-name="T2">su </text:span></text:p>
          </table:table-cell>
          <table:table-cell table:style-name="ce2" office:value-type="string">
            <text:p>chee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hō<text:span text:style-name="T1">ŋ</text:span></text:p>
          </table:table-cell>
          <table:table-cell table:style-name="ce2" office:value-type="string">
            <text:p>unc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ɵ</text:p>
          </table:table-cell>
          <table:table-cell table:style-name="ce2" office:value-type="string">
            <text:p>chicke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phɵrsi</text:p>
          </table:table-cell>
          <table:table-cell table:style-name="ce2" office:value-type="string">
            <text:p>pumpki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phûl</text:p>
          </table:table-cell>
          <table:table-cell table:style-name="ce2" office:value-type="string">
            <text:p>cav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ulu</text:p>
          </table:table-cell>
          <table:table-cell table:style-name="ce2" office:value-type="string">
            <text:p>communal wor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ʌdʌm</text:p>
          </table:table-cell>
          <table:table-cell table:style-name="ce2" office:value-type="string">
            <text:p>custo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ʌ̄m</text:p>
          </table:table-cell>
          <table:table-cell table:style-name="ce2" office:value-type="string">
            <text:p>sal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ʌ̄mʣhu<text:span text:style-name="T1">ŋ</text:span></text:p>
          </table:table-cell>
          <table:table-cell table:style-name="ce2" office:value-type="string">
            <text:p>shade</text:p>
          </table:table-cell>
          <table:table-cell table:style-name="ce2" office:value-type="string">
            <text:p>n</text:p>
          </table:table-cell>
          <table:table-cell table:style-name="ce2" table:number-columns-repeated="4"/>
          <table:table-cell table:style-name="ce3"/>
          <table:table-cell table:style-name="ce2" table:number-columns-repeated="1015"/>
        </table:table-row>
        <table:table-row table:style-name="ro2">
          <table:table-cell table:style-name="ce2"/>
          <table:table-cell table:style-name="ce2" office:value-type="string">
            <text:p>rʌ<text:span text:style-name="T1">ŋ</text:span><text:span text:style-name="T2">khilɛ̂m</text:span></text:p>
          </table:table-cell>
          <table:table-cell table:style-name="ce2" office:value-type="string">
            <text:p>Lyonia ovalifoli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ʌpʦu</text:p>
          </table:table-cell>
          <table:table-cell table:style-name="ce2" office:value-type="string">
            <text:p>stic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ekʦiki</text:p>
          </table:table-cell>
          <table:table-cell table:style-name="ce2" office:value-type="string">
            <text:p>sisal hemp (Girardia palmat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ā<text:span text:style-name="T1">ŋ</text:span></text:p>
          </table:table-cell>
          <table:table-cell table:style-name="ce2" office:value-type="string">
            <text:p>roundwor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a<text:span text:style-name="T1">ŋ</text:span><text:span text:style-name="T2">lʌm</text:span></text:p>
          </table:table-cell>
          <table:table-cell table:style-name="ce2" office:value-type="string">
            <text:p>bir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ʌrʌlmîm</text:p>
          </table:table-cell>
          <table:table-cell table:style-name="ce2" office:value-type="string">
            <text:p>oval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râ<text:span text:style-name="T1">ŋ</text:span><text:span text:style-name="T2">li</text:span></text:p>
          </table:table-cell>
          <table:table-cell table:style-name="ce2" office:value-type="string">
            <text:p>evil spiri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rā<text:span text:style-name="T1">ː</text:span><text:span text:style-name="T2">ru</text:span></text:p>
          </table:table-cell>
          <table:table-cell table:style-name="ce2" office:value-type="string">
            <text:p>see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ʌwʌ</text:p>
          </table:table-cell>
          <table:table-cell table:style-name="ce2" office:value-type="string">
            <text:p>pinetree (Tsuga dumos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rɛ̂l</text:p>
          </table:table-cell>
          <table:table-cell table:style-name="ce2" office:value-type="string">
            <text:p>centiped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ɛrɛpʦu</text:p>
          </table:table-cell>
          <table:table-cell table:style-name="ce2" office:value-type="string">
            <text:p>threshing stic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ɛs </text:p>
          </table:table-cell>
          <table:table-cell table:style-name="ce2" office:value-type="string">
            <text:p>k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rɛikhʉ̂m</text:p>
          </table:table-cell>
          <table:table-cell table:style-name="ce2" office:value-type="string">
            <text:p>siev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ê<text:span text:style-name="T1">ː</text:span></text:p>
          </table:table-cell>
          <table:table-cell table:style-name="ce2" office:value-type="string">
            <text:p>brother in la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ê<text:span text:style-name="T1">ː</text:span><text:span text:style-name="T2">k</text:span></text:p>
          </table:table-cell>
          <table:table-cell table:style-name="ce2" office:value-type="string">
            <text:p>mongoo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ekemɛ</text:p>
          </table:table-cell>
          <table:table-cell table:style-name="ce2" office:value-type="string">
            <text:p>cicad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ê<text:span text:style-name="T1">ː</text:span><text:span text:style-name="T2">p</text:span></text:p>
          </table:table-cell>
          <table:table-cell table:style-name="ce2" office:value-type="string">
            <text:p>oa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eskʌp</text:p>
          </table:table-cell>
          <table:table-cell table:style-name="ce2" office:value-type="string">
            <text:p>orpha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î<text:span text:style-name="T1">ː</text:span></text:p>
          </table:table-cell>
          <table:table-cell table:style-name="ce2" office:value-type="string">
            <text:p>seedl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ibʌ</text:p>
          </table:table-cell>
          <table:table-cell table:style-name="ce2" office:value-type="string">
            <text:p>rop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is</text:p>
          </table:table-cell>
          <table:table-cell table:style-name="ce2" office:value-type="string">
            <text:p>tree (Semecarpus anacardium)</text:p>
          </table:table-cell>
          <table:table-cell table:style-name="ce2" table:number-columns-repeated="1021"/>
        </table:table-row>
        <table:table-row table:style-name="ro1">
          <table:table-cell table:style-name="ce2"/>
          <table:table-cell table:style-name="ce2" office:value-type="string">
            <text:p>risku</text:p>
          </table:table-cell>
          <table:table-cell table:style-name="ce2" office:value-type="string">
            <text:p>de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ô<text:span text:style-name="T1">ː</text:span></text:p>
          </table:table-cell>
          <table:table-cell table:style-name="ce2" office:value-type="string">
            <text:p>cliff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obolsi</text:p>
          </table:table-cell>
          <table:table-cell table:style-name="ce2" office:value-type="string">
            <text:p>tree (Lindera pulcherrim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roktokôm</text:p>
          </table:table-cell>
          <table:table-cell table:style-name="ce2" office:value-type="string">
            <text:p>rainbo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oldo</text:p>
          </table:table-cell>
          <table:table-cell table:style-name="ce2" office:value-type="string">
            <text:p>cooked porridg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ɵ̂<text:span text:style-name="T1">ː</text:span>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rɵ̂<text:span text:style-name="T1">ː</text:span><text:span text:style-name="T2">sɵ̂r</text:span></text:p>
          </table:table-cell>
          <table:table-cell table:style-name="ce2" office:value-type="string">
            <text:p>husked grain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ruʦulum</text:p>
          </table:table-cell>
          <table:table-cell table:style-name="ce2" office:value-type="string">
            <text:p>whetston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ū<text:span text:style-name="T1">ŋ</text:span><text:span text:style-name="T2">ku</text:span></text:p>
          </table:table-cell>
          <table:table-cell table:style-name="ce3" office:value-type="string">
            <text:p>sen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oɔ̄m</text:p>
          </table:table-cell>
          <table:table-cell table:style-name="ce2" office:value-type="string">
            <text:p>bod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kʌtseu</text:p>
          </table:table-cell>
          <table:table-cell table:style-name="ce2" office:value-type="string">
            <text:p>fung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kʌr</text:p>
          </table:table-cell>
          <table:table-cell table:style-name="ce2" office:value-type="string">
            <text:p>sweet potato (Ipomoea batata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̄lpu</text:p>
          </table:table-cell>
          <table:table-cell table:style-name="ce2" office:value-type="string">
            <text:p>bir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ʌ̂m</text:p>
          </table:table-cell>
          <table:table-cell table:style-name="ce2" office:value-type="string">
            <text:p>pheasant (Atrius Wallichi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̄mbɛ</text:p>
          </table:table-cell>
          <table:table-cell table:style-name="ce2" office:value-type="string">
            <text:p>co-owndershi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mbermɛ</text:p>
          </table:table-cell>
          <table:table-cell table:style-name="ce2" office:value-type="string">
            <text:p>caterpill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ʌ̂mkhra</text:p>
          </table:table-cell>
          <table:table-cell table:style-name="ce2" office:value-type="string">
            <text:p>mort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msɵri</text:p>
          </table:table-cell>
          <table:table-cell table:style-name="ce2" office:value-type="string">
            <text:p>Anaphalis triplinevi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nʌwɛ</text:p>
          </table:table-cell>
          <table:table-cell table:style-name="ce2" office:value-type="string">
            <text:p>consciousnes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ntʌle'</text:p>
          </table:table-cell>
          <table:table-cell table:style-name="ce2" office:value-type="string">
            <text:p>cliff swallo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ʌ<text:span text:style-name="T1">ŋ</text:span><text:span text:style-name="T2">kʌm</text:span></text:p>
          </table:table-cell>
          <table:table-cell table:style-name="ce2" office:value-type="string">
            <text:p>wal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p</text:p>
          </table:table-cell>
          <table:table-cell table:style-name="ce2" office:value-type="string">
            <text:p>dreg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'pʌl</text:p>
          </table:table-cell>
          <table:table-cell table:style-name="ce2" office:value-type="string">
            <text:p>midg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'pʌr</text:p>
          </table:table-cell>
          <table:table-cell table:style-name="ce2" office:value-type="string">
            <text:p>scabie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p'lʌ</text:p>
          </table:table-cell>
          <table:table-cell table:style-name="ce2" office:value-type="string">
            <text:p>Curcuma angustifoli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ʌrʌ̂w</text:p>
          </table:table-cell>
          <table:table-cell table:style-name="ce2" office:value-type="string">
            <text:p>communal wor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â<text:span text:style-name="T1">ː</text:span></text:p>
          </table:table-cell>
          <table:table-cell table:style-name="ce2" office:value-type="string">
            <text:p>savage animal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'kʌ</text:p>
          </table:table-cell>
          <table:table-cell table:style-name="ce2" office:value-type="string">
            <text:p>skin, bar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â<text:span text:style-name="T1">ː</text:span><text:span text:style-name="T2">k</text:span></text:p>
          </table:table-cell>
          <table:table-cell table:style-name="ce2" office:value-type="string">
            <text:p>flag on tomb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llʌ</text:p>
          </table:table-cell>
          <table:table-cell table:style-name="ce2" office:value-type="string">
            <text:p>young ma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âmsʌ</text:p>
          </table:table-cell>
          <table:table-cell table:style-name="ce2" office:value-type="string">
            <text:p>wast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ā<text:span text:style-name="T1">ŋ</text:span></text:p>
          </table:table-cell>
          <table:table-cell table:style-name="ce2" office:value-type="string">
            <text:p>herb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ā<text:span text:style-name="T1">ŋ</text:span><text:span text:style-name="T2">ʦɵ</text:span></text:p>
          </table:table-cell>
          <table:table-cell table:style-name="ce2" office:value-type="string">
            <text:p>illegitimate chil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ā<text:span text:style-name="T1">ŋ</text:span><text:span text:style-name="T2">gʌr</text:span></text:p>
          </table:table-cell>
          <table:table-cell table:style-name="ce2" office:value-type="string">
            <text:p>st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ā<text:span text:style-name="T1">ː</text:span><text:span text:style-name="T2">phʌm</text:span></text:p>
          </table:table-cell>
          <table:table-cell table:style-name="ce2" office:value-type="string">
            <text:p>leaf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'pha</text:p>
          </table:table-cell>
          <table:table-cell table:style-name="ce2" office:value-type="string">
            <text:p>Thysanolaena maxim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sa<text:span text:style-name="T1">ː</text:span><text:span text:style-name="T2">phulêm</text:span></text:p>
          </table:table-cell>
          <table:table-cell table:style-name="ce2" office:value-type="string">
            <text:p>dry leaf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as</text:p>
          </table:table-cell>
          <table:table-cell table:style-name="ce2" office:value-type="string">
            <text:p>testic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'sʌrwɛ</text:p>
          </table:table-cell>
          <table:table-cell table:style-name="ce2" office:value-type="string">
            <text:p>peau qui se detache au bout des ongle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asrus</text:p>
          </table:table-cell>
          <table:table-cell table:style-name="ce2" office:value-type="string">
            <text:p>frui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sā<text:span text:style-name="T1">ː</text:span><text:span text:style-name="T2">tʌme</text:span></text:p>
          </table:table-cell>
          <table:table-cell table:style-name="ce2" office:value-type="string">
            <text:p>squirre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'jʌmɛ</text:p>
          </table:table-cell>
          <table:table-cell table:style-name="ce2" office:value-type="string">
            <text:p>fl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'bʉde</text:p>
          </table:table-cell>
          <table:table-cell table:style-name="ce2" table:number-columns-repeated="1022"/>
        </table:table-row>
        <table:table-row table:style-name="ro1">
          <table:table-cell table:style-name="ce2"/>
          <table:table-cell table:style-name="ce2" office:value-type="string">
            <text:p>sɛ̂l</text:p>
          </table:table-cell>
          <table:table-cell table:style-name="ce2" office:value-type="string">
            <text:p>foo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̂lpomɛ</text:p>
          </table:table-cell>
          <table:table-cell table:style-name="ce2" office:value-type="string">
            <text:p>ank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̂m</text:p>
          </table:table-cell>
          <table:table-cell table:style-name="ce2" office:value-type="string">
            <text:p>sherp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̄m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̂mkʰoɔi</text:p>
          </table:table-cell>
          <table:table-cell table:style-name="ce2" office:value-type="string">
            <text:p>edible herb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̄mla mʉ-</text:p>
          </table:table-cell>
          <table:table-cell table:style-name="ce2" office:value-type="string">
            <text:p>anno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mphrɛ̂m</text:p>
          </table:table-cell>
          <table:table-cell table:style-name="ce2" office:value-type="string">
            <text:p>fern (Glichnia volubili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phu</text:p>
          </table:table-cell>
          <table:table-cell table:style-name="ce2" office:value-type="string">
            <text:p>bladd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jʉwɛ</text:p>
          </table:table-cell>
          <table:table-cell table:style-name="ce2" office:value-type="string">
            <text:p>taro (Colocasia antiquorum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ek'sʌ<text:span text:style-name="T1">ŋ</text:span></text:p>
          </table:table-cell>
          <table:table-cell table:style-name="ce2" office:value-type="string">
            <text:p>firewoo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khre</text:p>
          </table:table-cell>
          <table:table-cell table:style-name="ce2" office:value-type="string">
            <text:p>sa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̄l</text:p>
          </table:table-cell>
          <table:table-cell table:style-name="ce2" office:value-type="string">
            <text:p>ir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̄lmɛ</text:p>
          </table:table-cell>
          <table:table-cell table:style-name="ce2" office:value-type="string">
            <text:p>spe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sē<text:span text:style-name="T1">ː</text:span><text:span text:style-name="T2">mɛ</text:span></text:p>
          </table:table-cell>
          <table:table-cell table:style-name="ce2" office:value-type="string">
            <text:p>drea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̄ndʉ</text:p>
          </table:table-cell>
          <table:table-cell table:style-name="ce2" office:value-type="string">
            <text:p>fingernai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use'ne</text:p>
          </table:table-cell>
          <table:table-cell table:style-name="ce2" office:value-type="string">
            <text:p>nigh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'remɛ</text:p>
          </table:table-cell>
          <table:table-cell table:style-name="ce2" office:value-type="string">
            <text:p>lentil (Lens culinari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̄u</text:p>
          </table:table-cell>
          <table:table-cell table:style-name="ce2" office:value-type="string">
            <text:p>blacksmit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i'bra</text:p>
          </table:table-cell>
          <table:table-cell table:style-name="ce2" office:value-type="string">
            <text:p>whist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ibʉwɛ̂m</text:p>
          </table:table-cell>
          <table:table-cell table:style-name="ce2" office:value-type="string">
            <text:p>Artemisia vulgari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i'la</text:p>
          </table:table-cell>
          <table:table-cell table:style-name="ce2" office:value-type="string">
            <text:p>tree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i'mʉwɛ mʉ</text:p>
          </table:table-cell>
          <table:table-cell table:style-name="ce2" office:value-type="string">
            <text:p>be drowsy</text:p>
          </table:table-cell>
          <table:table-cell table:style-name="ce2" office:value-type="string">
            <text:p>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it</text:p>
          </table:table-cell>
          <table:table-cell table:style-name="ce2" office:value-type="string">
            <text:p>fro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ô<text:span text:style-name="T1">ː</text:span></text:p>
          </table:table-cell>
          <table:table-cell table:style-name="ce2" office:value-type="string">
            <text:p>hung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kpu</text:p>
          </table:table-cell>
          <table:table-cell table:style-name="ce2" office:value-type="string">
            <text:p>yeti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'lo</text:p>
          </table:table-cell>
          <table:table-cell table:style-name="ce2" office:value-type="string">
            <text:p>bon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oltʌ̂m</text:p>
          </table:table-cell>
          <table:table-cell table:style-name="ce2" office:value-type="string">
            <text:p>beer contain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u'lubu</text:p>
          </table:table-cell>
          <table:table-cell table:style-name="ce2" office:value-type="string">
            <text:p>tree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̂m</text:p>
          </table:table-cell>
          <table:table-cell table:style-name="ce2" office:value-type="string">
            <text:p>breat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ōmbɛ</text:p>
          </table:table-cell>
          <table:table-cell table:style-name="ce2" office:value-type="string">
            <text:p>hung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mi'ne</text:p>
          </table:table-cell>
          <table:table-cell table:style-name="ce2" office:value-type="string">
            <text:p>even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̂mri</text:p>
          </table:table-cell>
          <table:table-cell table:style-name="ce2" office:value-type="string">
            <text:p>windpip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lʌri</text:p>
          </table:table-cell>
          <table:table-cell table:style-name="ce2" office:value-type="string">
            <text:p>jacka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o'toɔp</text:p>
          </table:table-cell>
          <table:table-cell table:style-name="ce2" office:value-type="string">
            <text:p>tree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sɵ̂<text:span text:style-name="T1">ː</text:span></text:p>
          </table:table-cell>
          <table:table-cell table:style-name="ce2" office:value-type="string">
            <text:p>fles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bɛ</text:p>
          </table:table-cell>
          <table:table-cell table:style-name="ce2" office:value-type="string">
            <text:p>wa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bem</text:p>
          </table:table-cell>
          <table:table-cell table:style-name="ce2" office:value-type="string">
            <text:p>brea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ki</text:p>
          </table:table-cell>
          <table:table-cell table:style-name="ce2" office:value-type="string">
            <text:p>coug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lɛ sɵlɛ</text:p>
          </table:table-cell>
          <table:table-cell table:style-name="ce2" office:value-type="string">
            <text:p>smooth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lɛm</text:p>
          </table:table-cell>
          <table:table-cell table:style-name="ce2" office:value-type="string">
            <text:p>tree (Shorea robust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'lɛsi</text:p>
          </table:table-cell>
          <table:table-cell table:style-name="ce2" office:value-type="string">
            <text:p>grape (Vitis rumicisperm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le</text:p>
          </table:table-cell>
          <table:table-cell table:style-name="ce2" office:value-type="string">
            <text:p>threa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̂r</text:p>
          </table:table-cell>
          <table:table-cell table:style-name="ce2" office:value-type="string">
            <text:p>husked grain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pɛ</text:p>
          </table:table-cell>
          <table:table-cell table:style-name="ce2" office:value-type="string">
            <text:p>small, refine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ɵ̂<text:span text:style-name="T1">ː</text:span><text:span text:style-name="T2">pra</text:span></text:p>
          </table:table-cell>
          <table:table-cell table:style-name="ce2" office:value-type="string">
            <text:p>small be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ɵ̂<text:span text:style-name="T1">ː</text:span><text:span text:style-name="T2">ri</text:span></text:p>
          </table:table-cell>
          <table:table-cell table:style-name="ce2" office:value-type="string">
            <text:p>nerv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slêm</text:p>
          </table:table-cell>
          <table:table-cell table:style-name="ce2" office:value-type="string">
            <text:p>shrub (Macromeria macrophyll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u'sur</text:p>
          </table:table-cell>
          <table:table-cell table:style-name="ce2" office:value-type="string">
            <text:p>upside down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ʔusū<text:span text:style-name="T1">ː</text:span><text:span text:style-name="T2">tʌ</text:span></text:p>
          </table:table-cell>
          <table:table-cell table:style-name="ce2" office:value-type="string">
            <text:p>unrip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ʉ</text:p>
          </table:table-cell>
          <table:table-cell table:style-name="ce2" office:value-type="string">
            <text:p>who</text:p>
          </table:table-cell>
          <table:table-cell table:style-name="ce2" office:value-type="string">
            <text:p>pro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ʉlʉ̂m</text:p>
          </table:table-cell>
          <table:table-cell table:style-name="ce2" office:value-type="string">
            <text:p>shaman ustensi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i'mɛndʉk</text:p>
          </table:table-cell>
          <table:table-cell table:style-name="ce2" office:value-type="string">
            <text:p>desolate plac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ʉ̄<text:span text:style-name="T1">ː</text:span><text:span text:style-name="T2">tʉ lʉ-</text:span></text:p>
          </table:table-cell>
          <table:table-cell table:style-name="ce2" office:value-type="string">
            <text:p>slide down</text:p>
          </table:table-cell>
          <table:table-cell table:style-name="ce2" office:value-type="string">
            <text:p>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ɔ̄m</text:p>
          </table:table-cell>
          <table:table-cell table:style-name="ce2" office:value-type="string">
            <text:p>hai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phroɔp</text:p>
          </table:table-cell>
          <table:table-cell table:style-name="ce2" office:value-type="string">
            <text:p>lu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ɔrʦep </text:p>
          </table:table-cell>
          <table:table-cell table:style-name="ce2" office:value-type="string">
            <text:p>Mucuna nigrican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ɔ̄rsu</text:p>
          </table:table-cell>
          <table:table-cell table:style-name="ce2" office:value-type="string">
            <text:p>Echinocarpus sterculiace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'dʌm</text:p>
          </table:table-cell>
          <table:table-cell table:style-name="ce2" office:value-type="string">
            <text:p>ten</text:p>
          </table:table-cell>
          <table:table-cell table:style-name="ce2" office:value-type="string">
            <text:p>num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̄mbe</text:p>
          </table:table-cell>
          <table:table-cell table:style-name="ce2" office:value-type="string">
            <text:p>monkey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̄mʦu</text:p>
          </table:table-cell>
          <table:table-cell table:style-name="ce2" office:value-type="string">
            <text:p>kne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̄mrʌ</text:p>
          </table:table-cell>
          <table:table-cell table:style-name="ce2" office:value-type="string">
            <text:p>genealog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ʌ̂<text:span text:style-name="T1">ŋ</text:span></text:p>
          </table:table-cell>
          <table:table-cell table:style-name="ce2" office:value-type="string">
            <text:p>onl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tʌriwûn</text:p>
          </table:table-cell>
          <table:table-cell table:style-name="ce2" office:value-type="string">
            <text:p>earring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̄rpɛ</text:p>
          </table:table-cell>
          <table:table-cell table:style-name="ce2" office:value-type="string">
            <text:p>britt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'wʌ</text:p>
          </table:table-cell>
          <table:table-cell table:style-name="ce2" office:value-type="string">
            <text:p>back of hea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akʦu</text:p>
          </table:table-cell>
          <table:table-cell table:style-name="ce2" office:value-type="string">
            <text:p>???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akti'bu<text:span text:style-name="T1">ŋ</text:span></text:p>
          </table:table-cell>
          <table:table-cell table:style-name="ce2" office:value-type="string">
            <text:p>rhododendr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âl</text:p>
          </table:table-cell>
          <table:table-cell table:style-name="ce2" office:value-type="string">
            <text:p>ceil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ā<text:span text:style-name="T1">ŋ</text:span><text:span text:style-name="T2">kʌpʦɵ</text:span></text:p>
          </table:table-cell>
          <table:table-cell table:style-name="ce2" office:value-type="string">
            <text:p>assistant prie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ɛ̄mwɛ</text:p>
          </table:table-cell>
          <table:table-cell table:style-name="ce2" office:value-type="string">
            <text:p>banana (Musa sapientum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ɛ̄mkʌ</text:p>
          </table:table-cell>
          <table:table-cell table:style-name="ce2" office:value-type="string">
            <text:p>dru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enphɵ</text:p>
          </table:table-cell>
          <table:table-cell table:style-name="ce2" office:value-type="string">
            <text:p>pheasant (Tragopa melanocephal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ēnti</text:p>
          </table:table-cell>
          <table:table-cell table:style-name="ce2" office:value-type="string">
            <text:p>tree (Butea frondos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ēr</text:p>
          </table:table-cell>
          <table:table-cell table:style-name="ce2" office:value-type="string">
            <text:p>bambo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ē<text:span text:style-name="T1">ː</text:span><text:span text:style-name="T2">rʌ</text:span></text:p>
          </table:table-cell>
          <table:table-cell table:style-name="ce2" office:value-type="string">
            <text:p>tree (Saurauja napaulensi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ērʦimɛ</text:p>
          </table:table-cell>
          <table:table-cell table:style-name="ce2" office:value-type="string">
            <text:p>Leioptila capistr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ēipɛ</text:p>
          </table:table-cell>
          <table:table-cell table:style-name="ce2" office:value-type="string">
            <text:p>thick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i</text:p>
          </table:table-cell>
          <table:table-cell table:style-name="ce2" office:value-type="string">
            <text:p>eg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ô<text:span text:style-name="T1">ː</text:span></text:p>
          </table:table-cell>
          <table:table-cell table:style-name="ce2" office:value-type="string">
            <text:p>loo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ō<text:span text:style-name="T1">ː</text:span><text:span text:style-name="T2">lʌ</text:span></text:p>
          </table:table-cell>
          <table:table-cell table:style-name="ce2" office:value-type="string">
            <text:p>musk de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tū<text:span text:style-name="T1">ː</text:span><text:span text:style-name="T2">du</text:span></text:p>
          </table:table-cell>
          <table:table-cell table:style-name="ce2" office:value-type="string">
            <text:p>full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tuktutūr</text:p>
          </table:table-cell>
          <table:table-cell table:style-name="ce2" office:value-type="string">
            <text:p>dove (Oenopopelia tranquebari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ûr</text:p>
          </table:table-cell>
          <table:table-cell table:style-name="ce2" office:value-type="string">
            <text:p>bamboo (Cephalostachyun sp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tûrde</text:p>
          </table:table-cell>
          <table:table-cell table:style-name="ce2" office:value-type="string">
            <text:p>on one side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urē<text:span text:style-name="T1">ŋ</text:span></text:p>
          </table:table-cell>
          <table:table-cell table:style-name="ce2" office:value-type="string">
            <text:p>together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tʉ'ri</text:p>
          </table:table-cell>
          <table:table-cell table:style-name="ce2" office:value-type="string">
            <text:p>twi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oɔ̄l</text:p>
          </table:table-cell>
          <table:table-cell table:style-name="ce2" office:value-type="string">
            <text:p>tonsi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mre're</text:p>
          </table:table-cell>
          <table:table-cell table:style-name="ce2" office:value-type="string">
            <text:p>surpri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tali'</text:p>
          </table:table-cell>
          <table:table-cell table:style-name="ce2"/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aktilɛ̂m</text:p>
          </table:table-cell>
          <table:table-cell table:style-name="ce2" office:value-type="string">
            <text:p>shrub (Berberis asiatic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ʌkuwa</text:p>
          </table:table-cell>
          <table:table-cell table:style-name="ce2" office:value-type="string">
            <text:p>clud to beat laundr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ā<text:span text:style-name="T1">ː</text:span><text:span text:style-name="T2">lʌm</text:span></text:p>
          </table:table-cell>
          <table:table-cell table:style-name="ce2" office:value-type="string">
            <text:p>pest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ânsi</text:p>
          </table:table-cell>
          <table:table-cell table:style-name="ce2" office:value-type="string">
            <text:p>oak (Quercus lanugios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ʌ̄<text:span text:style-name="T1">ŋ</text:span>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ɛk'li</text:p>
          </table:table-cell>
          <table:table-cell table:style-name="ce2" office:value-type="string">
            <text:p>part of the loo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ê<text:span text:style-name="T1">ː</text:span><text:span text:style-name="T2">p</text:span></text:p>
          </table:table-cell>
          <table:table-cell table:style-name="ce2" office:value-type="string">
            <text:p>baske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eprîm</text:p>
          </table:table-cell>
          <table:table-cell table:style-name="ce2" office:value-type="string">
            <text:p>bambo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o</text:p>
          </table:table-cell>
          <table:table-cell table:style-name="ce2" office:value-type="string">
            <text:p>ye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ō<text:span text:style-name="T1">ː</text:span><text:span text:style-name="T2">ʦi</text:span>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oʦipō<text:span text:style-name="T1">ː</text:span><text:span text:style-name="T2">lu</text:span></text:p>
          </table:table-cell>
          <table:table-cell table:style-name="ce2" office:value-type="string">
            <text:p>fungus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ō<text:span text:style-name="T1">ː</text:span><text:span text:style-name="T2">me</text:span></text:p>
          </table:table-cell>
          <table:table-cell table:style-name="ce2" office:value-type="string">
            <text:p>evil spiri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ɵk</text:p>
          </table:table-cell>
          <table:table-cell table:style-name="ce2" office:value-type="string">
            <text:p>th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ɵklʌ</text:p>
          </table:table-cell>
          <table:table-cell table:style-name="ce2" office:value-type="string">
            <text:p>bamboo contain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ɵ̂r lʉ-</text:p>
          </table:table-cell>
          <table:table-cell table:style-name="ce2" office:value-type="string">
            <text:p>believ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ū<text:span text:style-name="T1">ː</text:span><text:span text:style-name="T2">nɛm</text:span></text:p>
          </table:table-cell>
          <table:table-cell table:style-name="ce2" office:value-type="string">
            <text:p>fore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oɔpru</text:p>
          </table:table-cell>
          <table:table-cell table:style-name="ce2" office:value-type="string">
            <text:p>scarf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ʔû<text:span text:style-name="T1">ː</text:span>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dhʌlu</text:p>
          </table:table-cell>
          <table:table-cell table:style-name="ce2" office:value-type="string">
            <text:p>below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uke'ti</text:p>
          </table:table-cell>
          <table:table-cell table:style-name="ce2" office:value-type="string">
            <text:p>to the other side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utu'</text:p>
          </table:table-cell>
          <table:table-cell table:style-name="ce2" office:value-type="string">
            <text:p>outside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ukhotʉ</text:p>
          </table:table-cell>
          <table:table-cell table:style-name="ce2" office:value-type="string">
            <text:p>upwards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ʔuʔāl</text:p>
          </table:table-cell>
          <table:table-cell table:style-name="ce2" office:value-type="string">
            <text:p>ligh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ālta</text:p>
          </table:table-cell>
          <table:table-cell table:style-name="ce2" office:value-type="string">
            <text:p>vagin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ʌ'jʌ</text:p>
          </table:table-cell>
          <table:table-cell table:style-name="ce2" office:value-type="string">
            <text:p>lowla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ʣhes</text:p>
          </table:table-cell>
          <table:table-cell table:style-name="ce2" office:value-type="string">
            <text:p>highla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oɔ̄rmɛ</text:p>
          </table:table-cell>
          <table:table-cell table:style-name="ce2" office:value-type="string">
            <text:p>orchid (dendrobium pierardi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wɛ̂<text:span text:style-name="T1">ː</text:span></text:p>
          </table:table-cell>
          <table:table-cell table:style-name="ce2" office:value-type="string">
            <text:p>older broth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ɛ</text:p>
          </table:table-cell>
          <table:table-cell table:style-name="ce2" office:value-type="string">
            <text:p>younger broth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ɛʦibîm</text:p>
          </table:table-cell>
          <table:table-cell table:style-name="ce2" office:value-type="string">
            <text:p>broo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ɛ̄lbɛ</text:p>
          </table:table-cell>
          <table:table-cell table:style-name="ce2" office:value-type="string">
            <text:p>tree (Michelia velutin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ɛnʣɛm</text:p>
          </table:table-cell>
          <table:table-cell table:style-name="ce2" office:value-type="string">
            <text:p>inauspicious tim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wɛ̂r</text:p>
          </table:table-cell>
          <table:table-cell table:style-name="ce2" office:value-type="string">
            <text:p>fish hoo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ɛ'sep</text:p>
          </table:table-cell>
          <table:table-cell table:style-name="ce2" office:value-type="string">
            <text:p>fern (Glechenia leneari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ɛsmɛ</text:p>
          </table:table-cell>
          <table:table-cell table:style-name="ce2" office:value-type="string">
            <text:p>spind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ɵ</text:p>
          </table:table-cell>
          <table:table-cell table:style-name="ce2" office:value-type="string">
            <text:p>rai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ɵs</text:p>
          </table:table-cell>
          <table:table-cell table:style-name="ce2" office:value-type="string">
            <text:p>fig tree (Ficus hookeri)</text:p>
          </table:table-cell>
          <table:table-cell table:style-name="ce2" table:number-columns-repeated="1021"/>
        </table:table-row>
        <table:table-row table:style-name="ro1">
          <table:table-cell table:style-name="ce2"/>
          <table:table-cell table:style-name="ce2" office:value-type="string">
            <text:p>jâm</text:p>
          </table:table-cell>
          <table:table-cell table:style-name="ce2" office:value-type="string">
            <text:p>great shama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jakki</text:p>
          </table:table-cell>
          <table:table-cell table:style-name="ce2" office:value-type="string">
            <text:p>small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ā<text:span text:style-name="T1">ŋ</text:span></text:p>
          </table:table-cell>
          <table:table-cell table:style-name="ce2" office:value-type="string">
            <text:p>honey comb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â<text:span text:style-name="T1">ŋ</text:span><text:span text:style-name="T2">ʦɵ</text:span></text:p>
          </table:table-cell>
          <table:table-cell table:style-name="ce2" office:value-type="string">
            <text:p>nephe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ā<text:span text:style-name="T1">ŋ</text:span><text:span text:style-name="T2">jas</text:span></text:p>
          </table:table-cell>
          <table:table-cell table:style-name="ce2" office:value-type="string">
            <text:p>peach (Prunus persic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ā<text:span text:style-name="T1">ː</text:span><text:span text:style-name="T2">su</text:span></text:p>
          </table:table-cell>
          <table:table-cell table:style-name="ce2" office:value-type="string">
            <text:p>tree (Schima Wallichii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jā<text:span text:style-name="T1">ː</text:span><text:span text:style-name="T2">thʌ</text:span></text:p>
          </table:table-cell>
          <table:table-cell table:style-name="ce2" office:value-type="string">
            <text:p>later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jɛdʌm</text:p>
          </table:table-cell>
          <table:table-cell table:style-name="ce2" office:value-type="string">
            <text:p>insect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je</text:p>
          </table:table-cell>
          <table:table-cell table:style-name="ce2" office:value-type="string">
            <text:p>blad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ô<text:span text:style-name="T1">ː</text:span></text:p>
          </table:table-cell>
          <table:table-cell table:style-name="ce2" office:value-type="string">
            <text:p>riv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jo'ʦʌm</text:p>
          </table:table-cell>
          <table:table-cell table:style-name="ce2" office:value-type="string">
            <text:p>shrub (polygonum molle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o<text:span text:style-name="T1">ŋ</text:span><text:span text:style-name="T2">bem</text:span></text:p>
          </table:table-cell>
          <table:table-cell table:style-name="ce2" office:value-type="string">
            <text:p>jew's har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jɵ̂r</text:p>
          </table:table-cell>
          <table:table-cell table:style-name="ce2" office:value-type="string">
            <text:p>grass (ischaemum rugosum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û<text:span text:style-name="T1">ː</text:span></text:p>
          </table:table-cell>
          <table:table-cell table:style-name="ce2" office:value-type="string">
            <text:p>porridg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û<text:span text:style-name="T1">ː</text:span></text:p>
          </table:table-cell>
          <table:table-cell table:style-name="ce2" office:value-type="string">
            <text:p>footprint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jʉ'nɛm</text:p>
          </table:table-cell>
          <table:table-cell table:style-name="ce2" office:value-type="string">
            <text:p>rainy seas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jʉ̂l</text:p>
          </table:table-cell>
          <table:table-cell table:style-name="ce2" office:value-type="string">
            <text:p>heat haz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jɵs</text:p>
          </table:table-cell>
          <table:table-cell table:style-name="ce2" office:value-type="string">
            <text:p>nephe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 table:number-rows-repeated="4">
          <table:table-cell table:style-name="ce2" table:number-columns-repeated="1024"/>
        </table:table-row>
        <table:table-row table:style-name="ro1">
          <table:table-cell table:style-name="ce2"/>
          <table:table-cell office:value-type="string">
            <text:p>khʌwār</text:p>
          </table:table-cell>
          <table:table-cell office:value-type="string">
            <text:p>smelling nicely</text:p>
          </table:table-cell>
          <table:table-cell office:value-type="string">
            <text:p>adj</text:p>
          </table:table-cell>
          <table:table-cell table:number-columns-repeated="6"/>
          <table:table-cell table:style-name="ce2" table:number-columns-repeated="1014"/>
        </table:table-row>
        <table:table-row table:style-name="ro1">
          <table:table-cell table:style-name="ce2" table:number-columns-repeated="2"/>
          <table:table-cell table:style-name="ce2" office:value-type="string">
            <text:p>indigesti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bhɛ̄ndɛrɛ̄<text:span text:style-name="T1">ː</text:span><text:span text:style-name="T2">ni</text:span></text:p>
          </table:table-cell>
          <table:table-cell table:style-name="ce2" office:value-type="string">
            <text:p>tomat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hɛprʌ</text:p>
          </table:table-cell>
          <table:table-cell table:style-name="ce2" office:value-type="string">
            <text:p>Thomsonia nepalensis, Amorphophallus bulbif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̂l</text:p>
          </table:table-cell>
          <table:table-cell table:style-name="ce2" office:value-type="string">
            <text:p>split bambo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opokʦa</text:p>
          </table:table-cell>
          <table:table-cell table:style-name="ce2" office:value-type="string">
            <text:p>split bambo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>
            <text:p>long rop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>
            <text:p>soft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 table:number-rows-repeated="2">
          <table:table-cell table:style-name="ce2" table:number-columns-repeated="1024"/>
        </table:table-row>
        <table:table-row table:style-name="ro1">
          <table:table-cell table:style-name="ce2"/>
          <table:table-cell table:style-name="ce3" office:value-type="string">
            <text:p>ruʦulûm</text:p>
          </table:table-cell>
          <table:table-cell table:style-name="ce2" office:value-type="string">
            <text:p>whetting ston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>
            <text:p>not enoug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>
            <text:p>springtime hone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>
            <text:p>qlcoho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>
            <text:p>glowing ash.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>
            <text:p>gras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phō<text:span text:style-name="T1">ː</text:span><text:span text:style-name="T2">su</text:span></text:p>
          </table:table-cell>
          <table:table-cell table:style-name="ce2" office:value-type="string">
            <text:p>chee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>
            <text:p>cymba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thōːʦi </text:p>
          </table:table-cell>
          <table:table-cell table:style-name="ce2" office:value-type="string">
            <text:p>new ye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 table:number-rows-repeated="3">
          <table:table-cell table:style-name="ce2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>
            <text:p>sām</text:p>
          </table:table-cell>
          <table:table-cell office:value-type="string">
            <text:p>evening (from 4pm to 7pm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>
            <text:p>lusʌ<text:span text:style-name="T3">‍</text:span><text:span text:style-name="T2">̄m</text:span></text:p>
          </table:table-cell>
          <table:table-cell office:value-type="string">
            <text:p>thatch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ʔunɛ̄msiri</text:p>
          </table:table-cell>
          <table:table-cell office:value-type="string">
            <text:p>sno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hɛppɛ</text:p>
          </table:table-cell>
          <table:table-cell office:value-type="string">
            <text:p>large, broad</text:p>
          </table:table-cell>
          <table:table-cell office:value-type="string">
            <text:p>adj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mʌ̄nʣi</text:p>
          </table:table-cell>
          <table:table-cell office:value-type="string">
            <text:p>scarf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ʦeleŋ</text:p>
          </table:table-cell>
          <table:table-cell office:value-type="string">
            <text:p>plat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naktu</text:p>
          </table:table-cell>
          <table:table-cell office:value-type="string">
            <text:p>porridg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ʉk</text:p>
          </table:table-cell>
          <table:table-cell office:value-type="string">
            <text:p>bush fir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ʌjʌmɛ</text:p>
          </table:table-cell>
          <table:table-cell office:value-type="string">
            <text:p>fly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poils de corp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edge, rim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thumʌ̂n</text:p>
          </table:table-cell>
          <table:table-cell table:style-name="ce3" office:value-type="string">
            <text:p>bedding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ood 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gricultur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ourc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luff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tongu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oa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eyebrow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ey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latform (to support loads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nos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es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onkey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/>
          <table:table-cell office:value-type="string">
            <text:p>fodder plan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ea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tooth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 sp.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 tweezer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rus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plit bamboo clapped to frighten animals to protect the crop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cheek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x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ee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oof suppor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orest fir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ig bush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ny thing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neck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a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ug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war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kne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(nuque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/>
          <table:table-cell office:value-type="string">
            <text:p>fig tre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lazy</text:p>
          </table:table-cell>
          <table:table-cell office:value-type="string">
            <text:p>n+col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emecarpus anacardium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bele</text:p>
          </table:table-cell>
          <table:table-cell office:value-type="string">
            <text:p>part ?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nɵtʉ</text:p>
          </table:table-cell>
          <table:table-cell office:value-type="string">
            <text:p>mouth (pipe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white lqngu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whole day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>
            <text:p>pʉŋmɛ</text:p>
          </table:table-cell>
          <table:table-cell office:value-type="string">
            <text:p>flowe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aterpillar sp.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lks (left on the ground after harvest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lligato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lks (left on the ground after harvest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ountain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ust before</text:p>
          </table:table-cell>
          <table:table-cell office:value-type="string">
            <text:p>qdv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gues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loo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il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lank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m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lan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mille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rom time to time</text:p>
          </table:table-cell>
          <table:table-cell office:value-type="string">
            <text:p>adv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eeting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one sla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/>
          <table:table-cell table:style-name="ce2" office:value-type="string">
            <text:p>first born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3"/>
          <table:table-cell table:style-name="ce3" office:value-type="string">
            <text:p>daughter in law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kin (human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whol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ocky plac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ern shoo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 shoot pya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>
            <text:p>almost</text:p>
          </table:table-cell>
          <table:table-cell office:value-type="string">
            <text:p>adv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in a dream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earlier (in the day)</text:p>
          </table:table-cell>
          <table:table-cell office:value-type="string">
            <text:p>adv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 shoot thepri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ild ca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cus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with difficulty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eve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neumoni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external layer of the baske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 slit used to widen the opening of the bamboo baske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 slits use when one begins to weave a baske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ml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 table:number-rows-repeated="64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Default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ntium" svg:font-family="Gentium"/>
    <style:font-face style:name="宋体" svg:font-family="宋体"/>
    <style:font-face style:name="BatangChe" svg:font-family="BatangChe" style:font-family-generic="modern"/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￥</number:text>
      <number:number number:decimal-places="0" number:min-integer-digits="1" number:grouping="true"/>
    </number:number-style>
    <number:number-style style:name="N142">
      <number:text>￥-</number:text>
      <number:number number:decimal-places="0" number:min-integer-digits="1" number:grouping="true"/>
      <style:map style:condition="value()&gt;=0" style:apply-style-name="N142P0"/>
    </number:number-style>
    <number:number-style style:name="N143P0" style:volatile="true">
      <number:text>￥</number:text>
      <number:number number:decimal-places="0" number:min-integer-digits="1" number:grouping="true"/>
    </number:number-style>
    <number:number-style style:name="N143">
      <style:text-properties fo:color="#ff0000"/>
      <number:text>￥-</number:text>
      <number:number number:decimal-places="0" number:min-integer-digits="1" number:grouping="true"/>
      <style:map style:condition="value()&gt;=0" style:apply-style-name="N143P0"/>
    </number:number-style>
    <number:number-style style:name="N145P0" style:volatile="true">
      <number:text>￥</number:text>
      <number:number number:decimal-places="2" number:min-integer-digits="1" number:grouping="true"/>
    </number:number-style>
    <number:number-style style:name="N145">
      <number:text>￥-</number:text>
      <number:number number:decimal-places="2" number:min-integer-digits="1" number:grouping="true"/>
      <style:map style:condition="value()&gt;=0" style:apply-style-name="N145P0"/>
    </number:number-style>
    <number:number-style style:name="N146P0" style:volatile="true">
      <number:text>￥</number:text>
      <number:number number:decimal-places="2" number:min-integer-digits="1" number:grouping="true"/>
    </number:number-style>
    <number:number-style style:name="N146">
      <style:text-properties fo:color="#ff0000"/>
      <number:text>￥-</number:text>
      <number:number number:decimal-places="2" number:min-integer-digits="1" number:grouping="true"/>
      <style:map style:condition="value()&gt;=0" style:apply-style-name="N146P0"/>
    </number:number-style>
    <number:number-style style:name="N150P0" style:volatile="true">
      <number:text> ￥</number:text>
      <number:number number:decimal-places="0" number:min-integer-digits="1" number:grouping="true"/>
      <number:text> </number:text>
    </number:number-style>
    <number:number-style style:name="N150P1" style:volatile="true">
      <number:text> ￥-</number:text>
      <number:number number:decimal-places="0" number:min-integer-digits="1" number:grouping="true"/>
      <number:text> </number:text>
    </number:number-style>
    <number:number-style style:name="N150P2" style:volatile="true">
      <number:text> ￥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number number:decimal-places="0" number:min-integer-digits="1" number:grouping="true"/>
      <number:text> </number:text>
    </number:number-style>
    <number:number-style style:name="N154P1" style:volatile="true">
      <number:text> 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￥</number:text>
      <number:number number:decimal-places="2" number:min-integer-digits="1" number:grouping="true"/>
      <number:text> </number:text>
    </number:number-style>
    <number:number-style style:name="N158P1" style:volatile="true">
      <number:text> ￥-</number:text>
      <number:number number:decimal-places="2" number:min-integer-digits="1" number:grouping="true"/>
      <number:text> </number:text>
    </number:number-style>
    <number:number-style style:name="N158P2" style:volatile="true">
      <number:text> ￥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</number:text>
      <number:number number:decimal-places="2" number:min-integer-digits="1" number:grouping="true"/>
      <number:text> </number:text>
    </number:number-style>
    <number:number-style style:name="N162P1" style:volatile="true">
      <number:text> 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 style:vertical-align="middle"/>
      <style:text-properties style:font-name="宋体" fo:font-size="12pt" style:font-name-asian="宋体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035cm solid #c0c0c0"/>
    </style:style>
    <style:style style:name="Entré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" style:display-name="Titr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" style:display-name="Titre 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4">04/07/2014</text:date>, <text:time>17:0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C-DE-ABEILLE</meta:initial-creator>
    <meta:creation-date>2011-09-16T19:12:35</meta:creation-date>
    <dc:date>2014-07-04T17:00:54.56</dc:date>
    <meta:print-date>1899-12-30T02:00:00</meta:print-date>
    <meta:editing-duration>PT703H29M18S</meta:editing-duration>
    <meta:generator>OpenOffice.org/3.0$Win32 OpenOffice.org_project/300m15$Build-9379</meta:generator>
    <meta:editing-cycles>187</meta:editing-cycles>
    <meta:document-statistic meta:table-count="3" meta:cell-count="3613" meta:object-count="0"/>
    <meta:user-defined meta:name="Info 2"/>
    <meta:user-defined meta:name="Info 3"/>
    <meta:user-defined meta:name="Info 4"/>
    <meta:user-defined meta:name="KSOProductBuildVer">2052-6.5.0.1966</meta:user-defined>
  </office:meta>
</office:document-meta>
</file>